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style:writing-mode="lr-tb"/>
      <style:text-properties style:font-name="Times New Roman" fo:font-size="12pt" officeooo:paragraph-rsid="000db23b" style:font-size-asian="12pt" style:font-size-complex="12pt"/>
    </style:style>
    <style:style style:name="P3" style:family="paragraph" style:parent-style-name="Standard">
      <style:paragraph-properties style:writing-mode="lr-tb"/>
      <style:text-properties style:font-name="Times New Roman" fo:font-size="12pt" officeooo:rsid="000db23b" officeooo:paragraph-rsid="000db23b" style:font-size-asian="12pt" style:font-size-complex="12pt"/>
    </style:style>
    <style:style style:name="P4" style:family="paragraph" style:parent-style-name="Standard">
      <style:paragraph-properties style:writing-mode="lr-tb"/>
      <style:text-properties style:font-name="Times New Roman" fo:font-size="12pt" officeooo:rsid="000f8db3" officeooo:paragraph-rsid="000f8db3" style:font-size-asian="12pt" style:font-size-complex="12pt"/>
    </style:style>
    <style:style style:name="P5" style:family="paragraph" style:parent-style-name="Standard">
      <style:paragraph-properties style:writing-mode="lr-tb"/>
      <style:text-properties style:font-name="Times New Roman" fo:font-size="12pt" officeooo:rsid="00112e83" officeooo:paragraph-rsid="00112e83" style:font-size-asian="12pt" style:font-size-complex="12pt"/>
    </style:style>
    <style:style style:name="P6" style:family="paragraph" style:parent-style-name="Standard">
      <style:paragraph-properties style:writing-mode="lr-tb"/>
      <style:text-properties style:font-name="Times New Roman" fo:font-size="12pt" officeooo:rsid="00127c40" officeooo:paragraph-rsid="00127c40" style:font-size-asian="12pt" style:font-size-complex="12pt"/>
    </style:style>
    <style:style style:name="P7" style:family="paragraph" style:parent-style-name="Standard">
      <style:paragraph-properties style:writing-mode="lr-tb"/>
      <style:text-properties style:font-name="Times New Roman" fo:font-size="16pt" fo:font-weight="bold" officeooo:rsid="00112e83" officeooo:paragraph-rsid="00112e83" style:font-size-asian="16pt" style:font-weight-asian="bold" style:font-size-complex="16pt" style:font-weight-complex="bold"/>
    </style:style>
    <style:style style:name="P8" style:family="paragraph" style:parent-style-name="Standard">
      <style:paragraph-properties style:writing-mode="lr-tb"/>
      <style:text-properties style:font-name="Times New Roman" fo:font-size="16pt" fo:font-weight="bold" officeooo:rsid="000f8db3" officeooo:paragraph-rsid="000f8db3" style:font-size-asian="16pt" style:font-weight-asian="bold" style:font-size-complex="16pt" style:font-weight-complex="bold"/>
    </style:style>
    <style:style style:name="T1" style:family="text">
      <style:text-properties officeooo:rsid="000db23b"/>
    </style:style>
    <style:style style:name="T2" style:family="text">
      <style:text-properties fo:background-color="#ffff00" loext:char-shading-value="0"/>
    </style:style>
    <style:style style:name="T3"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ug Branton</text:p>
      <text:p text:style-name="P3">COSC519</text:p>
      <text:p text:style-name="P2"><text:span text:style-name="T1">Homework 2</text:span></text:p>
      <text:p text:style-name="P2"/>
      <text:p text:style-name="P2"><text:bookmark text:name="page3R_mcid7"/><text:bookmark text:name="page3R_mcid8"/>1.Modify the hello.c program to open an input file (input.txt), read from the input file, and write to another output file (output.txt). This program reads text from one file and writes to another file. Create some text data in the input file and verify that the same data is written to the output file. Understand how a system call is invoked and how it works by generating and reading an ASM file. Identify and mark the system calls in your ASM file. Submit your hello.c and ASM files showing the system calls (Use Linux).</text:p>
      <text:p text:style-name="P2"/>
      <text:p text:style-name="P8">Hello.c:</text:p>
      <text:p text:style-name="P4">//This is first program </text:p>
      <text:p text:style-name="P4">//Dr. Karne </text:p>
      <text:p text:style-name="P4">//hello.c </text:p>
      <text:p text:style-name="P4">#include &lt;stdio.h&gt;</text:p>
      <text:p text:style-name="P4">#include &lt;stdlib.h&gt;</text:p>
      <text:p text:style-name="P4"/>
      <text:p text:style-name="P4">int main (int argc, char **argv) </text:p>
      <text:p text:style-name="P4">{</text:p>
      <text:p text:style-name="P4"><text:s text:c="3"/>char c1; </text:p>
      <text:p text:style-name="P4"><text:s text:c="3"/>unsigned char c2; </text:p>
      <text:p text:style-name="P4"><text:s text:c="3"/>int i1=0; </text:p>
      <text:p text:style-name="P4"><text:s text:c="3"/>long l2=0;</text:p>
      <text:p text:style-name="P4"><text:s text:c="3"/>char *cptr; </text:p>
      <text:p text:style-name="P4"><text:s text:c="3"/>int *iptr; </text:p>
      <text:p text:style-name="P4"><text:s text:c="3"/>long *lptr; </text:p>
      <text:p text:style-name="P4"><text:s text:c="3"/>char array1[40] = "This is a string";</text:p>
      <text:p text:style-name="P4"/>
      <text:p text:style-name="P4"><text:s text:c="3"/>cptr = (char *)malloc(200); </text:p>
      <text:p text:style-name="P4"><text:s text:c="3"/>iptr = (int *)malloc(200); </text:p>
      <text:p text:style-name="P4"><text:s text:c="3"/>lptr = (long *)malloc(200); </text:p>
      <text:p text:style-name="P4"/>
      <text:p text:style-name="P4"><text:s text:c="3"/>c1 = 'X'; </text:p>
      <text:p text:style-name="P4"><text:s text:c="3"/>c2 = 0x44; </text:p>
      <text:p text:style-name="P4"><text:s text:c="3"/>i1 = 0x100; </text:p>
      <text:p text:style-name="P4"><text:s text:c="3"/>l2 = 0x0123456789abcdef; </text:p>
      <text:p text:style-name="P4"/>
      <text:p text:style-name="P4"><text:s text:c="3"/>*iptr = 0x2000; </text:p>
      <text:p text:style-name="P4"><text:s text:c="3"/>*lptr = 0x88889999aaaabbbb; </text:p>
      <text:p text:style-name="P4"/>
      <text:p text:style-name="P4"><text:s text:c="3"/>printf("Hello World\n"); </text:p>
      <text:p text:style-name="P4"><text:s text:c="3"/>printf("\n\n"); </text:p>
      <text:p text:style-name="P4"><text:s text:c="3"/>printf("l2: %lx \n", l2); </text:p>
      <text:p text:style-name="P4"><text:s text:c="3"/>printf("i1: %x \n", i1); </text:p>
      <text:p text:style-name="P4"><text:s text:c="3"/>printf("i1: %10x \n", i1); </text:p>
      <text:p text:style-name="P4"><text:s text:c="3"/>printf("i1: %4x \n", i1); </text:p>
      <text:p text:style-name="P4"><text:s text:c="3"/>printf("c1: %c \n", c1); </text:p>
      <text:p text:style-name="P4"><text:soft-page-break/><text:s text:c="3"/>printf("string: %s \n", array1); </text:p>
      <text:p text:style-name="P4"/>
      <text:p text:style-name="P4"><text:s text:c="3"/>/*Copy from input.txt to output.txt */</text:p>
      <text:p text:style-name="P4"><text:s text:c="3"/>FILE *input = fopen("input.txt","r");</text:p>
      <text:p text:style-name="P4"><text:s text:c="3"/>FILE *output = fopen("output.txt", "w");</text:p>
      <text:p text:style-name="P4"/>
      <text:p text:style-name="P4"><text:s text:c="3"/>char ch;</text:p>
      <text:p text:style-name="P4"/>
      <text:p text:style-name="P4"><text:s text:c="3"/>while((ch = fgetc(input)) != EOF)</text:p>
      <text:p text:style-name="P4"><text:s text:c="6"/>fputc(ch, output);</text:p>
      <text:p text:style-name="P4"/>
      <text:p text:style-name="P4"><text:s text:c="3"/>fclose(input);</text:p>
      <text:p text:style-name="P4"><text:s text:c="3"/>fclose(output);</text:p>
      <text:p text:style-name="P4"/>
      <text:p text:style-name="P4"/>
      <text:p text:style-name="P4"><text:s text:c="3"/>return 0; </text:p>
      <text:p text:style-name="P4">}</text:p>
      <text:p text:style-name="P4"/>
      <text:p text:style-name="P7">Hello.s (ASM File):</text:p>
      <text:p text:style-name="P5">.file<text:tab/>"hello.c"</text:p>
      <text:p text:style-name="P5"><text:tab/>.intel_syntax noprefix</text:p>
      <text:p text:style-name="P5"><text:tab/>.text</text:p>
      <text:p text:style-name="P5">.Ltext0:</text:p>
      <text:p text:style-name="P5"><text:tab/>.section<text:tab/>.rodata</text:p>
      <text:p text:style-name="P5">.LC0:</text:p>
      <text:p text:style-name="P5"><text:tab/>.string<text:tab/>"Hello World"</text:p>
      <text:p text:style-name="P5">.LC1:</text:p>
      <text:p text:style-name="P5"><text:tab/>.string<text:tab/>"\n"</text:p>
      <text:p text:style-name="P5">.LC2:</text:p>
      <text:p text:style-name="P5"><text:tab/>.string<text:tab/>"l2: %lx \n"</text:p>
      <text:p text:style-name="P5">.LC3:</text:p>
      <text:p text:style-name="P5"><text:tab/>.string<text:tab/>"i1: %x \n"</text:p>
      <text:p text:style-name="P5">.LC4:</text:p>
      <text:p text:style-name="P5"><text:tab/>.string<text:tab/>"i1: %10x \n"</text:p>
      <text:p text:style-name="P5">.LC5:</text:p>
      <text:p text:style-name="P5"><text:tab/>.string<text:tab/>"i1: %4x \n"</text:p>
      <text:p text:style-name="P5">.LC6:</text:p>
      <text:p text:style-name="P5"><text:tab/>.string<text:tab/>"c1: %c \n"</text:p>
      <text:p text:style-name="P5">.LC7:</text:p>
      <text:p text:style-name="P5"><text:tab/>.string<text:tab/>"string: %s \n"</text:p>
      <text:p text:style-name="P5">.LC8:</text:p>
      <text:p text:style-name="P5"><text:tab/>.string<text:tab/>"r"</text:p>
      <text:p text:style-name="P5">.LC9:</text:p>
      <text:p text:style-name="P5"><text:tab/>.string<text:tab/>"input.txt"</text:p>
      <text:p text:style-name="P5">.LC10:</text:p>
      <text:p text:style-name="P5"><text:tab/>.string<text:tab/>"w"</text:p>
      <text:p text:style-name="P5">.LC11:</text:p>
      <text:p text:style-name="P5"><text:tab/>.string<text:tab/>"output.txt"</text:p>
      <text:p text:style-name="P5"><text:soft-page-break/><text:tab/>.text</text:p>
      <text:p text:style-name="P5"><text:tab/>.globl<text:tab/>main</text:p>
      <text:p text:style-name="P5"><text:tab/>.type<text:tab/>main, @function</text:p>
      <text:p text:style-name="P5">main:</text:p>
      <text:p text:style-name="P5">.LFB6:</text:p>
      <text:p text:style-name="P5"><text:tab/>.file 1 "hello.c"</text:p>
      <text:p text:style-name="P5"><text:tab/>.loc 1 8 1</text:p>
      <text:p text:style-name="P5"><text:tab/>.cfi_startproc</text:p>
      <text:p text:style-name="P5"><text:tab/>endbr64</text:p>
      <text:p text:style-name="P5"><text:tab/>push<text:tab/>rbp</text:p>
      <text:p text:style-name="P5"><text:tab/>.cfi_def_cfa_offset 16</text:p>
      <text:p text:style-name="P5"><text:tab/>.cfi_offset 6, -16</text:p>
      <text:p text:style-name="P5"><text:tab/>mov<text:tab/>rbp, rsp</text:p>
      <text:p text:style-name="P5"><text:tab/>.cfi_def_cfa_register 6</text:p>
      <text:p text:style-name="P5"><text:tab/>add<text:tab/>rsp, -128</text:p>
      <text:p text:style-name="P5"><text:tab/>mov<text:tab/>DWORD PTR -116[rbp], edi</text:p>
      <text:p text:style-name="P5"><text:tab/>mov<text:tab/>QWORD PTR -128[rbp], rsi</text:p>
      <text:p text:style-name="P5"><text:tab/>.loc 1 8 1</text:p>
      <text:p text:style-name="P5"><text:tab/>mov<text:tab/>rax, QWORD PTR fs:40</text:p>
      <text:p text:style-name="P5"><text:tab/>mov<text:tab/>QWORD PTR -8[rbp], rax</text:p>
      <text:p text:style-name="P5"><text:tab/>xor<text:tab/>eax, eax</text:p>
      <text:p text:style-name="P5"><text:tab/>.loc 1 11 8</text:p>
      <text:p text:style-name="P5"><text:tab/>mov<text:tab/>DWORD PTR -100[rbp], 0</text:p>
      <text:p text:style-name="P5"><text:tab/>.loc 1 12 9</text:p>
      <text:p text:style-name="P5"><text:tab/>mov<text:tab/>QWORD PTR -96[rbp], 0</text:p>
      <text:p text:style-name="P5"><text:tab/>.loc 1 16 9</text:p>
      <text:p text:style-name="P5"><text:tab/>movabs<text:tab/>rax, 2338328219631577172</text:p>
      <text:p text:style-name="P5"><text:tab/>movabs<text:tab/>rdx, 7453010373645639777</text:p>
      <text:p text:style-name="P5"><text:tab/>mov<text:tab/>QWORD PTR -48[rbp], rax</text:p>
      <text:p text:style-name="P5"><text:tab/>mov<text:tab/>QWORD PTR -40[rbp], rdx</text:p>
      <text:p text:style-name="P5"><text:tab/>mov<text:tab/>QWORD PTR -32[rbp], 0</text:p>
      <text:p text:style-name="P5"><text:tab/>mov<text:tab/>QWORD PTR -24[rbp], 0</text:p>
      <text:p text:style-name="P5"><text:tab/>mov<text:tab/>QWORD PTR -16[rbp], 0</text:p>
      <text:p text:style-name="P5"><text:tab/>.loc 1 18 19</text:p>
      <text:p text:style-name="P5"><text:tab/>mov<text:tab/>edi, 200</text:p>
      <text:p text:style-name="P5"><text:tab/><text:span text:style-name="T3">call<text:tab/>malloc@PLT</text:span></text:p>
      <text:p text:style-name="P5"><text:tab/>mov<text:tab/>QWORD PTR -88[rbp], rax</text:p>
      <text:p text:style-name="P5"><text:tab/>.loc 1 19 18</text:p>
      <text:p text:style-name="P5"><text:tab/>mov<text:tab/>edi, 200</text:p>
      <text:p text:style-name="P5"><text:tab/><text:span text:style-name="T3">call<text:tab/>malloc@PLT</text:span></text:p>
      <text:p text:style-name="P5"><text:tab/>mov<text:tab/>QWORD PTR -80[rbp], rax</text:p>
      <text:p text:style-name="P5"><text:tab/>.loc 1 20 19</text:p>
      <text:p text:style-name="P5"><text:tab/>mov<text:tab/>edi, 200</text:p>
      <text:p text:style-name="P5"><text:tab/><text:span text:style-name="T3">call<text:tab/>malloc@PLT</text:span></text:p>
      <text:p text:style-name="P5"><text:tab/>mov<text:tab/>QWORD PTR -72[rbp], rax</text:p>
      <text:p text:style-name="P5"><text:tab/>.loc 1 22 7</text:p>
      <text:p text:style-name="P5"><text:tab/>mov<text:tab/>BYTE PTR -103[rbp], 88</text:p>
      <text:p text:style-name="P5"><text:tab/>.loc 1 23 7</text:p>
      <text:p text:style-name="P5"><text:tab/>mov<text:tab/>BYTE PTR -102[rbp], 68</text:p>
      <text:p text:style-name="P5"><text:soft-page-break/><text:tab/>.loc 1 24 7</text:p>
      <text:p text:style-name="P5"><text:tab/>mov<text:tab/>DWORD PTR -100[rbp], 256</text:p>
      <text:p text:style-name="P5"><text:tab/>.loc 1 25 7</text:p>
      <text:p text:style-name="P5"><text:tab/>movabs<text:tab/>rax, 81985529216486895</text:p>
      <text:p text:style-name="P5"><text:tab/>mov<text:tab/>QWORD PTR -96[rbp], rax</text:p>
      <text:p text:style-name="P5"><text:tab/>.loc 1 27 10</text:p>
      <text:p text:style-name="P5"><text:tab/>mov<text:tab/>rax, QWORD PTR -80[rbp]</text:p>
      <text:p text:style-name="P5"><text:tab/>mov<text:tab/>DWORD PTR [rax], 8192</text:p>
      <text:p text:style-name="P5"><text:tab/>.loc 1 28 10</text:p>
      <text:p text:style-name="P5"><text:tab/>mov<text:tab/>rax, QWORD PTR -72[rbp]</text:p>
      <text:p text:style-name="P5"><text:tab/>movabs<text:tab/>rcx, -8608461802446341189</text:p>
      <text:p text:style-name="P5"><text:tab/>mov<text:tab/>QWORD PTR [rax], rcx</text:p>
      <text:p text:style-name="P5"><text:tab/>.loc 1 30 4</text:p>
      <text:p text:style-name="P5"><text:tab/>lea<text:tab/>rdi, .LC0[rip]</text:p>
      <text:p text:style-name="P5"><text:tab/><text:span text:style-name="T3">call<text:tab/>puts@PLT</text:span></text:p>
      <text:p text:style-name="P5"><text:tab/>.loc 1 31 4</text:p>
      <text:p text:style-name="P5"><text:tab/>lea<text:tab/>rdi, .LC1[rip]</text:p>
      <text:p text:style-name="P5"><text:tab/><text:span text:style-name="T3">call<text:tab/>puts@PLT</text:span></text:p>
      <text:p text:style-name="P5"><text:tab/>.loc 1 32 4</text:p>
      <text:p text:style-name="P5"><text:tab/>mov<text:tab/>rax, QWORD PTR -96[rbp]</text:p>
      <text:p text:style-name="P5"><text:tab/>mov<text:tab/>rsi, rax</text:p>
      <text:p text:style-name="P5"><text:tab/>lea<text:tab/>rdi, .LC2[rip]</text:p>
      <text:p text:style-name="P5"><text:tab/>mov<text:tab/>eax, 0</text:p>
      <text:p text:style-name="P5"><text:tab/><text:span text:style-name="T3">call<text:tab/>printf@PLT</text:span></text:p>
      <text:p text:style-name="P5"><text:tab/>.loc 1 33 4</text:p>
      <text:p text:style-name="P5"><text:tab/>mov<text:tab/>eax, DWORD PTR -100[rbp]</text:p>
      <text:p text:style-name="P5"><text:tab/>mov<text:tab/>esi, eax</text:p>
      <text:p text:style-name="P5"><text:tab/>lea<text:tab/>rdi, .LC3[rip]</text:p>
      <text:p text:style-name="P5"><text:tab/>mov<text:tab/>eax, 0</text:p>
      <text:p text:style-name="P5"><text:tab/><text:span text:style-name="T3">call<text:tab/>printf@PLT</text:span></text:p>
      <text:p text:style-name="P5"><text:tab/>.loc 1 34 4</text:p>
      <text:p text:style-name="P5"><text:tab/>mov<text:tab/>eax, DWORD PTR -100[rbp]</text:p>
      <text:p text:style-name="P5"><text:tab/>mov<text:tab/>esi, eax</text:p>
      <text:p text:style-name="P5"><text:tab/>lea<text:tab/>rdi, .LC4[rip]</text:p>
      <text:p text:style-name="P5"><text:tab/>mov<text:tab/>eax, 0</text:p>
      <text:p text:style-name="P5"><text:tab/><text:span text:style-name="T3">call<text:tab/>printf@PLT</text:span></text:p>
      <text:p text:style-name="P5"><text:tab/>.loc 1 35 4</text:p>
      <text:p text:style-name="P5"><text:tab/>mov<text:tab/>eax, DWORD PTR -100[rbp]</text:p>
      <text:p text:style-name="P5"><text:tab/>mov<text:tab/>esi, eax</text:p>
      <text:p text:style-name="P5"><text:tab/>lea<text:tab/>rdi, .LC5[rip]</text:p>
      <text:p text:style-name="P5"><text:tab/>mov<text:tab/>eax, 0</text:p>
      <text:p text:style-name="P5"><text:tab/><text:span text:style-name="T3">call<text:tab/>printf@PLT</text:span></text:p>
      <text:p text:style-name="P5"><text:tab/>.loc 1 36 4</text:p>
      <text:p text:style-name="P5"><text:tab/>movsx<text:tab/>eax, BYTE PTR -103[rbp]</text:p>
      <text:p text:style-name="P5"><text:tab/>mov<text:tab/>esi, eax</text:p>
      <text:p text:style-name="P5"><text:tab/>lea<text:tab/>rdi, .LC6[rip]</text:p>
      <text:p text:style-name="P5"><text:tab/>mov<text:tab/>eax, 0</text:p>
      <text:p text:style-name="P5"><text:tab/><text:span text:style-name="T3">call<text:tab/>printf@PLT</text:span></text:p>
      <text:p text:style-name="P5"><text:tab/>.loc 1 37 4</text:p>
      <text:p text:style-name="P5"><text:soft-page-break/><text:tab/>lea<text:tab/>rax, -48[rbp]</text:p>
      <text:p text:style-name="P5"><text:tab/>mov<text:tab/>rsi, rax</text:p>
      <text:p text:style-name="P5"><text:tab/>lea<text:tab/>rdi, .LC7[rip]</text:p>
      <text:p text:style-name="P5"><text:tab/>mov<text:tab/>eax, 0</text:p>
      <text:p text:style-name="P5"><text:tab/><text:span text:style-name="T3">call<text:tab/>printf@PLT</text:span></text:p>
      <text:p text:style-name="P5"><text:tab/>.loc 1 40 18</text:p>
      <text:p text:style-name="P5"><text:tab/>lea<text:tab/>rsi, .LC8[rip]</text:p>
      <text:p text:style-name="P5"><text:tab/>lea<text:tab/>rdi, .LC9[rip]</text:p>
      <text:p text:style-name="P5"><text:tab/><text:span text:style-name="T3">call<text:tab/>fopen@PLT</text:span></text:p>
      <text:p text:style-name="P5"><text:tab/>mov<text:tab/>QWORD PTR -64[rbp], rax</text:p>
      <text:p text:style-name="P5"><text:tab/>.loc 1 41 19</text:p>
      <text:p text:style-name="P5"><text:tab/>lea<text:tab/>rsi, .LC10[rip]</text:p>
      <text:p text:style-name="P5"><text:tab/>lea<text:tab/>rdi, .LC11[rip]</text:p>
      <text:p text:style-name="P5"><text:tab/><text:span text:style-name="T3">call<text:tab/>fopen@PLT</text:span></text:p>
      <text:p text:style-name="P5"><text:tab/>mov<text:tab/>QWORD PTR -56[rbp], rax</text:p>
      <text:p text:style-name="P5"><text:tab/>.loc 1 45 9</text:p>
      <text:p text:style-name="P5"><text:tab/>jmp<text:tab/>.L2</text:p>
      <text:p text:style-name="P5">.L3:</text:p>
      <text:p text:style-name="P5"><text:tab/>.loc 1 46 7</text:p>
      <text:p text:style-name="P5"><text:tab/>movsx<text:tab/>eax, BYTE PTR -101[rbp]</text:p>
      <text:p text:style-name="P5"><text:tab/>mov<text:tab/>rdx, QWORD PTR -56[rbp]</text:p>
      <text:p text:style-name="P5"><text:tab/>mov<text:tab/>rsi, rdx</text:p>
      <text:p text:style-name="P5"><text:tab/>mov<text:tab/>edi, eax</text:p>
      <text:p text:style-name="P5"><text:tab/><text:span text:style-name="T3">call<text:tab/>fputc@PLT</text:span></text:p>
      <text:p text:style-name="P5">.L2:</text:p>
      <text:p text:style-name="P5"><text:tab/>.loc 1 45 16</text:p>
      <text:p text:style-name="P5"><text:tab/>mov<text:tab/>rax, QWORD PTR -64[rbp]</text:p>
      <text:p text:style-name="P5"><text:tab/>mov<text:tab/>rdi, rax</text:p>
      <text:p text:style-name="P5"><text:tab/><text:span text:style-name="T3">call<text:tab/>fgetc@PLT</text:span></text:p>
      <text:p text:style-name="P5"><text:tab/>.loc 1 45 14</text:p>
      <text:p text:style-name="P5"><text:tab/>mov<text:tab/>BYTE PTR -101[rbp], al</text:p>
      <text:p text:style-name="P5"><text:tab/>.loc 1 45 9</text:p>
      <text:p text:style-name="P5"><text:tab/>cmp<text:tab/>BYTE PTR -101[rbp], -1</text:p>
      <text:p text:style-name="P5"><text:tab/>jne<text:tab/>.L3</text:p>
      <text:p text:style-name="P5"><text:tab/>.loc 1 48 4</text:p>
      <text:p text:style-name="P5"><text:tab/>mov<text:tab/>rax, QWORD PTR -64[rbp]</text:p>
      <text:p text:style-name="P5"><text:tab/>mov<text:tab/>rdi, rax</text:p>
      <text:p text:style-name="P5"><text:tab/><text:span text:style-name="T3">call<text:tab/>fclose@PLT</text:span></text:p>
      <text:p text:style-name="P5"><text:tab/>.loc 1 49 4</text:p>
      <text:p text:style-name="P5"><text:tab/>mov<text:tab/>rax, QWORD PTR -56[rbp]</text:p>
      <text:p text:style-name="P5"><text:tab/>mov<text:tab/>rdi, rax</text:p>
      <text:p text:style-name="P5"><text:tab/><text:span text:style-name="T3">call<text:tab/>fclose@PLT</text:span></text:p>
      <text:p text:style-name="P5"><text:tab/>.loc 1 52 11</text:p>
      <text:p text:style-name="P5"><text:tab/>mov<text:tab/>eax, 0</text:p>
      <text:p text:style-name="P5"><text:tab/>.loc 1 53 1</text:p>
      <text:p text:style-name="P5"><text:tab/>mov<text:tab/>rcx, QWORD PTR -8[rbp]</text:p>
      <text:p text:style-name="P5"><text:tab/>xor<text:tab/>rcx, QWORD PTR fs:40</text:p>
      <text:p text:style-name="P5"><text:tab/>je<text:tab/>.L5</text:p>
      <text:p text:style-name="P5"><text:tab/><text:span text:style-name="T3">call<text:tab/>__stack_chk_fail@PLT</text:span></text:p>
      <text:p text:style-name="P5"><text:soft-page-break/>.L5:</text:p>
      <text:p text:style-name="P5"><text:tab/>leave</text:p>
      <text:p text:style-name="P5"><text:tab/>.cfi_def_cfa 7, 8</text:p>
      <text:p text:style-name="P5"><text:tab/>ret</text:p>
      <text:p text:style-name="P5"><text:tab/>.cfi_endproc</text:p>
      <text:p text:style-name="P5">.LFE6:</text:p>
      <text:p text:style-name="P5"><text:tab/>.size<text:tab/>main, .-main</text:p>
      <text:p text:style-name="P5">.Letext0:</text:p>
      <text:p text:style-name="P5"><text:tab/>.file 2 "/usr/lib/gcc/x86_64-linux-gnu/9/include/stddef.h"</text:p>
      <text:p text:style-name="P5"><text:tab/>.file 3 "/usr/include/x86_64-linux-gnu/bits/types.h"</text:p>
      <text:p text:style-name="P5"><text:tab/>.file 4 "/usr/include/x86_64-linux-gnu/bits/types/struct_FILE.h"</text:p>
      <text:p text:style-name="P5"><text:tab/>.file 5 "/usr/include/x86_64-linux-gnu/bits/types/FILE.h"</text:p>
      <text:p text:style-name="P5"><text:tab/>.file 6 "/usr/include/stdio.h"</text:p>
      <text:p text:style-name="P5"><text:tab/>.file 7 "/usr/include/x86_64-linux-gnu/bits/sys_errlist.h"</text:p>
      <text:p text:style-name="P5"><text:tab/>.section<text:tab/>.debug_info,"",@progbits</text:p>
      <text:p text:style-name="P5">.Ldebug_info0:</text:p>
      <text:p text:style-name="P6">[OMITTED DEBUG INFO FOR LENGTH]</text:p>
      <text:p text:style-name="P6"/>
      <text:p text:style-name="P2"><text:bookmark text:name="page3R_mcid9"/><text:bookmark text:name="page3R_mcid10"/>2. Using the above hello.exe or hello.o files, run objdump command to find system calls and mark them in a file. System calls have UND symbols.</text:p>
      <text:p text:style-name="P1"/>
      <text:p text:style-name="P1">hello: <text:s text:c="4"/>file format elf64-x86-64</text:p>
      <text:p text:style-name="P1"/>
      <text:p text:style-name="P1"/>
      <text:p text:style-name="P1">Disassembly of section .init:</text:p>
      <text:p text:style-name="P1"/>
      <text:p text:style-name="P1">0000000000001000 &lt;_init&gt;:</text:p>
      <text:p text:style-name="P1"><text:s text:c="4"/>1000:<text:tab/>f3 0f 1e fa <text:s text:c="9"/><text:tab/>endbr64 </text:p>
      <text:p text:style-name="P1"><text:s text:c="4"/>1004:<text:tab/>48 83 ec 08 <text:s text:c="9"/><text:tab/>sub <text:s text:c="3"/>$0x8,%rsp</text:p>
      <text:p text:style-name="P1"><text:s text:c="4"/>1008:<text:tab/>48 8b 05 d9 2f 00 00 <text:tab/>mov <text:s text:c="3"/>0x2fd9(%rip),%rax <text:s text:c="7"/># 3fe8 &lt;__gmon_start__&gt;</text:p>
      <text:p text:style-name="P1"><text:s text:c="4"/>100f:<text:tab/>48 85 c0 <text:s text:c="12"/><text:tab/>test <text:s text:c="2"/>%rax,%rax</text:p>
      <text:p text:style-name="P1"><text:s text:c="4"/>1012:<text:tab/>74 02 <text:s text:c="15"/><text:tab/>je <text:s text:c="4"/>1016 &lt;_init+0x16&gt;</text:p>
      <text:p text:style-name="P1"><text:s text:c="4"/>1014:<text:tab/>ff d0 <text:s text:c="15"/><text:tab/>callq <text:s/>*%rax</text:p>
      <text:p text:style-name="P1"><text:s text:c="4"/>1016:<text:tab/>48 83 c4 08 <text:s text:c="9"/><text:tab/>add <text:s text:c="3"/>$0x8,%rsp</text:p>
      <text:p text:style-name="P1"><text:s text:c="4"/>101a:<text:tab/>c3 <text:s text:c="18"/><text:tab/>retq <text:s text:c="2"/></text:p>
      <text:p text:style-name="P1"/>
      <text:p text:style-name="P1">Disassembly of section .plt:</text:p>
      <text:p text:style-name="P1"/>
      <text:p text:style-name="P1">0000000000001020 &lt;.plt&gt;:</text:p>
      <text:p text:style-name="P1"><text:s text:c="4"/>1020:<text:tab/>ff 35 62 2f 00 00 <text:s text:c="3"/><text:tab/>pushq <text:s/>0x2f62(%rip) <text:s text:c="7"/># 3f88 &lt;_GLOBAL_OFFSET_TABLE_+0x8&gt;</text:p>
      <text:p text:style-name="P1"><text:s text:c="4"/>1026:<text:tab/>f2 ff 25 63 2f 00 00 <text:tab/>bnd jmpq *0x2f63(%rip) <text:s text:c="7"/># 3f90 &lt;_GLOBAL_OFFSET_TABLE_+0x10&gt;</text:p>
      <text:p text:style-name="P1"><text:s text:c="4"/>102d:<text:tab/>0f 1f 00 <text:s text:c="12"/><text:tab/>nopl <text:s text:c="2"/>(%rax)</text:p>
      <text:p text:style-name="P1"><text:s text:c="4"/>1030:<text:tab/>f3 0f 1e fa <text:s text:c="9"/><text:tab/>endbr64 </text:p>
      <text:p text:style-name="P1"><text:s text:c="4"/>1034:<text:tab/>68 00 00 00 00 <text:s text:c="6"/><text:tab/>pushq <text:s/>$0x0</text:p>
      <text:p text:style-name="P1"><text:s text:c="4"/>1039:<text:tab/>f2 e9 e1 ff ff ff <text:s text:c="3"/><text:tab/>bnd jmpq 1020 &lt;.plt&gt;</text:p>
      <text:p text:style-name="P1"><text:s text:c="4"/>103f:<text:tab/>90 <text:s text:c="18"/><text:tab/>nop</text:p>
      <text:p text:style-name="P1"><text:s text:c="4"/>1040:<text:tab/>f3 0f 1e fa <text:s text:c="9"/><text:tab/>endbr64 </text:p>
      <text:p text:style-name="P1"><text:soft-page-break/><text:s text:c="4"/>1044:<text:tab/>68 01 00 00 00 <text:s text:c="6"/><text:tab/>pushq <text:s/>$0x1</text:p>
      <text:p text:style-name="P1"><text:s text:c="4"/>1049:<text:tab/>f2 e9 d1 ff ff ff <text:s text:c="3"/><text:tab/>bnd jmpq 1020 &lt;.plt&gt;</text:p>
      <text:p text:style-name="P1"><text:s text:c="4"/>104f:<text:tab/>90 <text:s text:c="18"/><text:tab/>nop</text:p>
      <text:p text:style-name="P1"><text:s text:c="4"/>1050:<text:tab/>f3 0f 1e fa <text:s text:c="9"/><text:tab/>endbr64 </text:p>
      <text:p text:style-name="P1"><text:s text:c="4"/>1054:<text:tab/>68 02 00 00 00 <text:s text:c="6"/><text:tab/>pushq <text:s/>$0x2</text:p>
      <text:p text:style-name="P1"><text:s text:c="4"/>1059:<text:tab/>f2 e9 c1 ff ff ff <text:s text:c="3"/><text:tab/>bnd jmpq 1020 &lt;.plt&gt;</text:p>
      <text:p text:style-name="P1"><text:s text:c="4"/>105f:<text:tab/>90 <text:s text:c="18"/><text:tab/>nop</text:p>
      <text:p text:style-name="P1"><text:s text:c="4"/>1060:<text:tab/>f3 0f 1e fa <text:s text:c="9"/><text:tab/>endbr64 </text:p>
      <text:p text:style-name="P1"><text:s text:c="4"/>1064:<text:tab/>68 03 00 00 00 <text:s text:c="6"/><text:tab/>pushq <text:s/>$0x3</text:p>
      <text:p text:style-name="P1"><text:s text:c="4"/>1069:<text:tab/>f2 e9 b1 ff ff ff <text:s text:c="3"/><text:tab/>bnd jmpq 1020 &lt;.plt&gt;</text:p>
      <text:p text:style-name="P1"><text:s text:c="4"/>106f:<text:tab/>90 <text:s text:c="18"/><text:tab/>nop</text:p>
      <text:p text:style-name="P1"><text:s text:c="4"/>1070:<text:tab/>f3 0f 1e fa <text:s text:c="9"/><text:tab/>endbr64 </text:p>
      <text:p text:style-name="P1"><text:s text:c="4"/>1074:<text:tab/>68 04 00 00 00 <text:s text:c="6"/><text:tab/>pushq <text:s/>$0x4</text:p>
      <text:p text:style-name="P1"><text:s text:c="4"/>1079:<text:tab/>f2 e9 a1 ff ff ff <text:s text:c="3"/><text:tab/>bnd jmpq 1020 &lt;.plt&gt;</text:p>
      <text:p text:style-name="P1"><text:s text:c="4"/>107f:<text:tab/>90 <text:s text:c="18"/><text:tab/>nop</text:p>
      <text:p text:style-name="P1"><text:s text:c="4"/>1080:<text:tab/>f3 0f 1e fa <text:s text:c="9"/><text:tab/>endbr64 </text:p>
      <text:p text:style-name="P1"><text:s text:c="4"/>1084:<text:tab/>68 05 00 00 00 <text:s text:c="6"/><text:tab/>pushq <text:s/>$0x5</text:p>
      <text:p text:style-name="P1"><text:s text:c="4"/>1089:<text:tab/>f2 e9 91 ff ff ff <text:s text:c="3"/><text:tab/>bnd jmpq 1020 &lt;.plt&gt;</text:p>
      <text:p text:style-name="P1"><text:s text:c="4"/>108f:<text:tab/>90 <text:s text:c="18"/><text:tab/>nop</text:p>
      <text:p text:style-name="P1"><text:s text:c="4"/>1090:<text:tab/>f3 0f 1e fa <text:s text:c="9"/><text:tab/>endbr64 </text:p>
      <text:p text:style-name="P1"><text:s text:c="4"/>1094:<text:tab/>68 06 00 00 00 <text:s text:c="6"/><text:tab/>pushq <text:s/>$0x6</text:p>
      <text:p text:style-name="P1"><text:s text:c="4"/>1099:<text:tab/>f2 e9 81 ff ff ff <text:s text:c="3"/><text:tab/>bnd jmpq 1020 &lt;.plt&gt;</text:p>
      <text:p text:style-name="P1"><text:s text:c="4"/>109f:<text:tab/>90 <text:s text:c="18"/><text:tab/>nop</text:p>
      <text:p text:style-name="P1"><text:s text:c="4"/>10a0:<text:tab/>f3 0f 1e fa <text:s text:c="9"/><text:tab/>endbr64 </text:p>
      <text:p text:style-name="P1"><text:s text:c="4"/>10a4:<text:tab/>68 07 00 00 00 <text:s text:c="6"/><text:tab/>pushq <text:s/>$0x7</text:p>
      <text:p text:style-name="P1"><text:s text:c="4"/>10a9:<text:tab/>f2 e9 71 ff ff ff <text:s text:c="3"/><text:tab/>bnd jmpq 1020 &lt;.plt&gt;</text:p>
      <text:p text:style-name="P1"><text:s text:c="4"/>10af:<text:tab/>90 <text:s text:c="18"/><text:tab/>nop</text:p>
      <text:p text:style-name="P1"/>
      <text:p text:style-name="P1">Disassembly of section .plt.got:</text:p>
      <text:p text:style-name="P1"/>
      <text:p text:style-name="P1">00000000000010b0 &lt;__cxa_finalize@plt&gt;:</text:p>
      <text:p text:style-name="P1"><text:s text:c="4"/>10b0:<text:tab/>f3 0f 1e fa <text:s text:c="9"/><text:tab/>endbr64 </text:p>
      <text:p text:style-name="P1"><text:s text:c="4"/>10b4:<text:tab/>f2 ff 25 3d 2f 00 00 <text:tab/>bnd jmpq *0x2f3d(%rip) <text:s text:c="7"/># 3ff8 &lt;__cxa_finalize@GLIBC_2.2.5&gt;</text:p>
      <text:p text:style-name="P1"><text:s text:c="4"/>10bb:<text:tab/>0f 1f 44 00 00 <text:s text:c="6"/><text:tab/>nopl <text:s text:c="2"/>0x0(%rax,%rax,1)</text:p>
      <text:p text:style-name="P1"/>
      <text:p text:style-name="P1">Disassembly of section .plt.sec:</text:p>
      <text:p text:style-name="P1"/>
      <text:p text:style-name="P1">00000000000010c0 &lt;puts@plt&gt;:</text:p>
      <text:p text:style-name="P1"><text:s text:c="4"/>10c0:<text:tab/>f3 0f 1e fa <text:s text:c="9"/><text:tab/>endbr64 </text:p>
      <text:p text:style-name="P1"><text:s text:c="4"/>10c4:<text:tab/>f2 ff 25 cd 2e 00 00 <text:tab/>bnd jmpq *0x2ecd(%rip) <text:s text:c="7"/># 3f98 &lt;puts@GLIBC_2.2.5&gt;</text:p>
      <text:p text:style-name="P1"><text:s text:c="4"/>10cb:<text:tab/>0f 1f 44 00 00 <text:s text:c="6"/><text:tab/>nopl <text:s text:c="2"/>0x0(%rax,%rax,1)</text:p>
      <text:p text:style-name="P1"/>
      <text:p text:style-name="P1">00000000000010d0 &lt;fclose@plt&gt;:</text:p>
      <text:p text:style-name="P1"><text:s text:c="4"/>10d0:<text:tab/>f3 0f 1e fa <text:s text:c="9"/><text:tab/>endbr64 </text:p>
      <text:p text:style-name="P1"><text:s text:c="4"/>10d4:<text:tab/>f2 ff 25 c5 2e 00 00 <text:tab/>bnd jmpq *0x2ec5(%rip) <text:s text:c="7"/># 3fa0 &lt;fclose@GLIBC_2.2.5&gt;</text:p>
      <text:p text:style-name="P1"><text:s text:c="4"/>10db:<text:tab/>0f 1f 44 00 00 <text:s text:c="6"/><text:tab/>nopl <text:s text:c="2"/>0x0(%rax,%rax,1)</text:p>
      <text:p text:style-name="P1"/>
      <text:p text:style-name="P1">00000000000010e0 &lt;__stack_chk_fail@plt&gt;:</text:p>
      <text:p text:style-name="P1"><text:soft-page-break/><text:s text:c="4"/>10e0:<text:tab/>f3 0f 1e fa <text:s text:c="9"/><text:tab/>endbr64 </text:p>
      <text:p text:style-name="P1"><text:s text:c="4"/>10e4:<text:tab/>f2 ff 25 bd 2e 00 00 <text:tab/>bnd jmpq *0x2ebd(%rip) <text:s text:c="7"/># 3fa8 &lt;__stack_chk_fail@GLIBC_2.4&gt;</text:p>
      <text:p text:style-name="P1"><text:s text:c="4"/>10eb:<text:tab/>0f 1f 44 00 00 <text:s text:c="6"/><text:tab/>nopl <text:s text:c="2"/>0x0(%rax,%rax,1)</text:p>
      <text:p text:style-name="P1"/>
      <text:p text:style-name="P1">00000000000010f0 &lt;printf@plt&gt;:</text:p>
      <text:p text:style-name="P1"><text:s text:c="4"/>10f0:<text:tab/>f3 0f 1e fa <text:s text:c="9"/><text:tab/>endbr64 </text:p>
      <text:p text:style-name="P1"><text:s text:c="4"/>10f4:<text:tab/>f2 ff 25 b5 2e 00 00 <text:tab/>bnd jmpq *0x2eb5(%rip) <text:s text:c="7"/># 3fb0 &lt;printf@GLIBC_2.2.5&gt;</text:p>
      <text:p text:style-name="P1"><text:s text:c="4"/>10fb:<text:tab/>0f 1f 44 00 00 <text:s text:c="6"/><text:tab/>nopl <text:s text:c="2"/>0x0(%rax,%rax,1)</text:p>
      <text:p text:style-name="P1"/>
      <text:p text:style-name="P1">0000000000001100 &lt;fgetc@plt&gt;:</text:p>
      <text:p text:style-name="P1"><text:s text:c="4"/>1100:<text:tab/>f3 0f 1e fa <text:s text:c="9"/><text:tab/>endbr64 </text:p>
      <text:p text:style-name="P1"><text:s text:c="4"/>1104:<text:tab/>f2 ff 25 ad 2e 00 00 <text:tab/>bnd jmpq *0x2ead(%rip) <text:s text:c="7"/># 3fb8 &lt;fgetc@GLIBC_2.2.5&gt;</text:p>
      <text:p text:style-name="P1"><text:s text:c="4"/>110b:<text:tab/>0f 1f 44 00 00 <text:s text:c="6"/><text:tab/>nopl <text:s text:c="2"/>0x0(%rax,%rax,1)</text:p>
      <text:p text:style-name="P1"/>
      <text:p text:style-name="P1">0000000000001110 &lt;fputc@plt&gt;:</text:p>
      <text:p text:style-name="P1"><text:s text:c="4"/>1110:<text:tab/>f3 0f 1e fa <text:s text:c="9"/><text:tab/>endbr64 </text:p>
      <text:p text:style-name="P1"><text:s text:c="4"/>1114:<text:tab/>f2 ff 25 a5 2e 00 00 <text:tab/>bnd jmpq *0x2ea5(%rip) <text:s text:c="7"/># 3fc0 &lt;fputc@GLIBC_2.2.5&gt;</text:p>
      <text:p text:style-name="P1"><text:s text:c="4"/>111b:<text:tab/>0f 1f 44 00 00 <text:s text:c="6"/><text:tab/>nopl <text:s text:c="2"/>0x0(%rax,%rax,1)</text:p>
      <text:p text:style-name="P1"/>
      <text:p text:style-name="P1">0000000000001120 &lt;malloc@plt&gt;:</text:p>
      <text:p text:style-name="P1"><text:s text:c="4"/>1120:<text:tab/>f3 0f 1e fa <text:s text:c="9"/><text:tab/>endbr64 </text:p>
      <text:p text:style-name="P1"><text:s text:c="4"/>1124:<text:tab/>f2 ff 25 9d 2e 00 00 <text:tab/>bnd jmpq *0x2e9d(%rip) <text:s text:c="7"/># 3fc8 &lt;malloc@GLIBC_2.2.5&gt;</text:p>
      <text:p text:style-name="P1"><text:s text:c="4"/>112b:<text:tab/>0f 1f 44 00 00 <text:s text:c="6"/><text:tab/>nopl <text:s text:c="2"/>0x0(%rax,%rax,1)</text:p>
      <text:p text:style-name="P1"/>
      <text:p text:style-name="P1">0000000000001130 &lt;fopen@plt&gt;:</text:p>
      <text:p text:style-name="P1"><text:s text:c="4"/>1130:<text:tab/>f3 0f 1e fa <text:s text:c="9"/><text:tab/>endbr64 </text:p>
      <text:p text:style-name="P1"><text:s text:c="4"/>1134:<text:tab/>f2 ff 25 95 2e 00 00 <text:tab/>bnd jmpq *0x2e95(%rip) <text:s text:c="7"/># 3fd0 &lt;fopen@GLIBC_2.2.5&gt;</text:p>
      <text:p text:style-name="P1"><text:s text:c="4"/>113b:<text:tab/>0f 1f 44 00 00 <text:s text:c="6"/><text:tab/>nopl <text:s text:c="2"/>0x0(%rax,%rax,1)</text:p>
      <text:p text:style-name="P1"/>
      <text:p text:style-name="P1">Disassembly of section .text:</text:p>
      <text:p text:style-name="P1"/>
      <text:p text:style-name="P1">0000000000001140 &lt;_start&gt;:</text:p>
      <text:p text:style-name="P1"><text:s text:c="4"/>1140:<text:tab/>f3 0f 1e fa <text:s text:c="9"/><text:tab/>endbr64 </text:p>
      <text:p text:style-name="P1"><text:s text:c="4"/>1144:<text:tab/>31 ed <text:s text:c="15"/><text:tab/>xor <text:s text:c="3"/>%ebp,%ebp</text:p>
      <text:p text:style-name="P1"><text:s text:c="4"/>1146:<text:tab/>49 89 d1 <text:s text:c="12"/><text:tab/>mov <text:s text:c="3"/>%rdx,%r9</text:p>
      <text:p text:style-name="P1"><text:s text:c="4"/>1149:<text:tab/>5e <text:s text:c="18"/><text:tab/>pop <text:s text:c="3"/>%rsi</text:p>
      <text:p text:style-name="P1"><text:s text:c="4"/>114a:<text:tab/>48 89 e2 <text:s text:c="12"/><text:tab/>mov <text:s text:c="3"/>%rsp,%rdx</text:p>
      <text:p text:style-name="P1"><text:s text:c="4"/>114d:<text:tab/>48 83 e4 f0 <text:s text:c="9"/><text:tab/>and <text:s text:c="3"/>$0xfffffffffffffff0,%rsp</text:p>
      <text:p text:style-name="P1"><text:s text:c="4"/>1151:<text:tab/>50 <text:s text:c="18"/><text:tab/>push <text:s text:c="2"/>%rax</text:p>
      <text:p text:style-name="P1"><text:s text:c="4"/>1152:<text:tab/>54 <text:s text:c="18"/><text:tab/>push <text:s text:c="2"/>%rsp</text:p>
      <text:p text:style-name="P1"><text:s text:c="4"/>1153:<text:tab/>4c 8d 05 36 03 00 00 <text:tab/>lea <text:s text:c="3"/>0x336(%rip),%r8 <text:s text:c="7"/># 1490 &lt;__libc_csu_fini&gt;</text:p>
      <text:p text:style-name="P1"><text:s text:c="4"/>115a:<text:tab/>48 8d 0d bf 02 00 00 <text:tab/>lea <text:s text:c="3"/>0x2bf(%rip),%rcx <text:s text:c="7"/># 1420 &lt;__libc_csu_init&gt;</text:p>
      <text:p text:style-name="P1"><text:s text:c="4"/>1161:<text:tab/>48 8d 3d c1 00 00 00 <text:tab/>lea <text:s text:c="3"/>0xc1(%rip),%rdi <text:s text:c="7"/># 1229 &lt;main&gt;</text:p>
      <text:p text:style-name="P1"><text:s text:c="4"/>1168:<text:tab/>ff 15 72 2e 00 00 <text:s text:c="3"/><text:tab/>callq <text:s/>*0x2e72(%rip) <text:s text:c="7"/># 3fe0 &lt;__libc_start_main@GLIBC_2.2.5&gt;</text:p>
      <text:p text:style-name="P1"><text:s text:c="4"/>116e:<text:tab/>f4 <text:s text:c="18"/><text:tab/>hlt <text:s text:c="3"/></text:p>
      <text:p text:style-name="P1"><text:s text:c="4"/>116f:<text:tab/>90 <text:s text:c="18"/><text:tab/>nop</text:p>
      <text:p text:style-name="P1"/>
      <text:p text:style-name="P1"><text:soft-page-break/>0000000000001170 &lt;deregister_tm_clones&gt;:</text:p>
      <text:p text:style-name="P1"><text:s text:c="4"/>1170:<text:tab/>48 8d 3d 99 2e 00 00 <text:tab/>lea <text:s text:c="3"/>0x2e99(%rip),%rdi <text:s text:c="7"/># 4010 &lt;__TMC_END__&gt;</text:p>
      <text:p text:style-name="P1"><text:s text:c="4"/>1177:<text:tab/>48 8d 05 92 2e 00 00 <text:tab/>lea <text:s text:c="3"/>0x2e92(%rip),%rax <text:s text:c="7"/># 4010 &lt;__TMC_END__&gt;</text:p>
      <text:p text:style-name="P1"><text:s text:c="4"/>117e:<text:tab/>48 39 f8 <text:s text:c="12"/><text:tab/>cmp <text:s text:c="3"/>%rdi,%rax</text:p>
      <text:p text:style-name="P1"><text:s text:c="4"/>1181:<text:tab/>74 15 <text:s text:c="15"/><text:tab/>je <text:s text:c="4"/>1198 &lt;deregister_tm_clones+0x28&gt;</text:p>
      <text:p text:style-name="P1"><text:s text:c="4"/>1183:<text:tab/>48 8b 05 4e 2e 00 00 <text:tab/>mov <text:s text:c="3"/>0x2e4e(%rip),%rax <text:s text:c="7"/># 3fd8 &lt;_ITM_deregisterTMCloneTable&gt;</text:p>
      <text:p text:style-name="P1"><text:s text:c="4"/>118a:<text:tab/>48 85 c0 <text:s text:c="12"/><text:tab/>test <text:s text:c="2"/>%rax,%rax</text:p>
      <text:p text:style-name="P1"><text:s text:c="4"/>118d:<text:tab/>74 09 <text:s text:c="15"/><text:tab/>je <text:s text:c="4"/>1198 &lt;deregister_tm_clones+0x28&gt;</text:p>
      <text:p text:style-name="P1"><text:s text:c="4"/>118f:<text:tab/>ff e0 <text:s text:c="15"/><text:tab/>jmpq <text:s text:c="2"/>*%rax</text:p>
      <text:p text:style-name="P1"><text:s text:c="4"/>1191:<text:tab/>0f 1f 80 00 00 00 00 <text:tab/>nopl <text:s text:c="2"/>0x0(%rax)</text:p>
      <text:p text:style-name="P1"><text:s text:c="4"/>1198:<text:tab/>c3 <text:s text:c="18"/><text:tab/>retq <text:s text:c="2"/></text:p>
      <text:p text:style-name="P1"><text:s text:c="4"/>1199:<text:tab/>0f 1f 80 00 00 00 00 <text:tab/>nopl <text:s text:c="2"/>0x0(%rax)</text:p>
      <text:p text:style-name="P1"/>
      <text:p text:style-name="P1">00000000000011a0 &lt;register_tm_clones&gt;:</text:p>
      <text:p text:style-name="P1"><text:s text:c="4"/>11a0:<text:tab/>48 8d 3d 69 2e 00 00 <text:tab/>lea <text:s text:c="3"/>0x2e69(%rip),%rdi <text:s text:c="7"/># 4010 &lt;__TMC_END__&gt;</text:p>
      <text:p text:style-name="P1"><text:s text:c="4"/>11a7:<text:tab/>48 8d 35 62 2e 00 00 <text:tab/>lea <text:s text:c="3"/>0x2e62(%rip),%rsi <text:s text:c="7"/># 4010 &lt;__TMC_END__&gt;</text:p>
      <text:p text:style-name="P1"><text:s text:c="4"/>11ae:<text:tab/>48 29 fe <text:s text:c="12"/><text:tab/>sub <text:s text:c="3"/>%rdi,%rsi</text:p>
      <text:p text:style-name="P1"><text:s text:c="4"/>11b1:<text:tab/>48 89 f0 <text:s text:c="12"/><text:tab/>mov <text:s text:c="3"/>%rsi,%rax</text:p>
      <text:p text:style-name="P1"><text:s text:c="4"/>11b4:<text:tab/>48 c1 ee 3f <text:s text:c="9"/><text:tab/>shr <text:s text:c="3"/>$0x3f,%rsi</text:p>
      <text:p text:style-name="P1"><text:s text:c="4"/>11b8:<text:tab/>48 c1 f8 03 <text:s text:c="9"/><text:tab/>sar <text:s text:c="3"/>$0x3,%rax</text:p>
      <text:p text:style-name="P1"><text:s text:c="4"/>11bc:<text:tab/>48 01 c6 <text:s text:c="12"/><text:tab/>add <text:s text:c="3"/>%rax,%rsi</text:p>
      <text:p text:style-name="P1"><text:s text:c="4"/>11bf:<text:tab/>48 d1 fe <text:s text:c="12"/><text:tab/>sar <text:s text:c="3"/>%rsi</text:p>
      <text:p text:style-name="P1"><text:s text:c="4"/>11c2:<text:tab/>74 14 <text:s text:c="15"/><text:tab/>je <text:s text:c="4"/>11d8 &lt;register_tm_clones+0x38&gt;</text:p>
      <text:p text:style-name="P1"><text:s text:c="4"/>11c4:<text:tab/>48 8b 05 25 2e 00 00 <text:tab/>mov <text:s text:c="3"/>0x2e25(%rip),%rax <text:s text:c="7"/># 3ff0 &lt;_ITM_registerTMCloneTable&gt;</text:p>
      <text:p text:style-name="P1"><text:s text:c="4"/>11cb:<text:tab/>48 85 c0 <text:s text:c="12"/><text:tab/>test <text:s text:c="2"/>%rax,%rax</text:p>
      <text:p text:style-name="P1"><text:s text:c="4"/>11ce:<text:tab/>74 08 <text:s text:c="15"/><text:tab/>je <text:s text:c="4"/>11d8 &lt;register_tm_clones+0x38&gt;</text:p>
      <text:p text:style-name="P1"><text:s text:c="4"/>11d0:<text:tab/>ff e0 <text:s text:c="15"/><text:tab/>jmpq <text:s text:c="2"/>*%rax</text:p>
      <text:p text:style-name="P1"><text:s text:c="4"/>11d2:<text:tab/>66 0f 1f 44 00 00 <text:s text:c="3"/><text:tab/>nopw <text:s text:c="2"/>0x0(%rax,%rax,1)</text:p>
      <text:p text:style-name="P1"><text:s text:c="4"/>11d8:<text:tab/>c3 <text:s text:c="18"/><text:tab/>retq <text:s text:c="2"/></text:p>
      <text:p text:style-name="P1"><text:s text:c="4"/>11d9:<text:tab/>0f 1f 80 00 00 00 00 <text:tab/>nopl <text:s text:c="2"/>0x0(%rax)</text:p>
      <text:p text:style-name="P1"/>
      <text:p text:style-name="P1">00000000000011e0 &lt;__do_global_dtors_aux&gt;:</text:p>
      <text:p text:style-name="P1"><text:s text:c="4"/>11e0:<text:tab/>f3 0f 1e fa <text:s text:c="9"/><text:tab/>endbr64 </text:p>
      <text:p text:style-name="P1"><text:s text:c="4"/>11e4:<text:tab/>80 3d 25 2e 00 00 00 <text:tab/>cmpb <text:s text:c="2"/>$0x0,0x2e25(%rip) <text:s text:c="7"/># 4010 &lt;__TMC_END__&gt;</text:p>
      <text:p text:style-name="P1"><text:s text:c="4"/>11eb:<text:tab/>75 2b <text:s text:c="15"/><text:tab/>jne <text:s text:c="3"/>1218 &lt;__do_global_dtors_aux+0x38&gt;</text:p>
      <text:p text:style-name="P1"><text:s text:c="4"/>11ed:<text:tab/>55 <text:s text:c="18"/><text:tab/>push <text:s text:c="2"/>%rbp</text:p>
      <text:p text:style-name="P1"><text:s text:c="4"/>11ee:<text:tab/>48 83 3d 02 2e 00 00 <text:tab/>cmpq <text:s text:c="2"/>$0x0,0x2e02(%rip) <text:s text:c="7"/># 3ff8 &lt;__cxa_finalize@GLIBC_2.2.5&gt;</text:p>
      <text:p text:style-name="P1"><text:s text:c="4"/>11f5:<text:tab/>00 </text:p>
      <text:p text:style-name="P1"><text:s text:c="4"/>11f6:<text:tab/>48 89 e5 <text:s text:c="12"/><text:tab/>mov <text:s text:c="3"/>%rsp,%rbp</text:p>
      <text:p text:style-name="P1"><text:s text:c="4"/>11f9:<text:tab/>74 0c <text:s text:c="15"/><text:tab/>je <text:s text:c="4"/>1207 &lt;__do_global_dtors_aux+0x27&gt;</text:p>
      <text:p text:style-name="P1"><text:s text:c="4"/>11fb:<text:tab/>48 8b 3d 06 2e 00 00 <text:tab/>mov <text:s text:c="3"/>0x2e06(%rip),%rdi <text:s text:c="7"/># 4008 &lt;__dso_handle&gt;</text:p>
      <text:p text:style-name="P1"><text:s text:c="4"/>1202:<text:tab/>e8 a9 fe ff ff <text:s text:c="6"/><text:tab/>callq <text:s/>10b0 &lt;__cxa_finalize@plt&gt;</text:p>
      <text:p text:style-name="P1"><text:s text:c="4"/>1207:<text:tab/>e8 64 ff ff ff <text:s text:c="6"/><text:tab/>callq <text:s/>1170 &lt;deregister_tm_clones&gt;</text:p>
      <text:p text:style-name="P1"><text:s text:c="4"/>120c:<text:tab/>c6 05 fd 2d 00 00 01 <text:tab/>movb <text:s text:c="2"/>$0x1,0x2dfd(%rip) <text:s text:c="7"/># 4010 &lt;__TMC_END__&gt;</text:p>
      <text:p text:style-name="P1"><text:s text:c="4"/>1213:<text:tab/>5d <text:s text:c="18"/><text:tab/>pop <text:s text:c="3"/>%rbp</text:p>
      <text:p text:style-name="P1"><text:s text:c="4"/>1214:<text:tab/>c3 <text:s text:c="18"/><text:tab/>retq <text:s text:c="2"/></text:p>
      <text:p text:style-name="P1"><text:soft-page-break/><text:s text:c="4"/>1215:<text:tab/>0f 1f 00 <text:s text:c="12"/><text:tab/>nopl <text:s text:c="2"/>(%rax)</text:p>
      <text:p text:style-name="P1"><text:s text:c="4"/>1218:<text:tab/>c3 <text:s text:c="18"/><text:tab/>retq <text:s text:c="2"/></text:p>
      <text:p text:style-name="P1"><text:s text:c="4"/>1219:<text:tab/>0f 1f 80 00 00 00 00 <text:tab/>nopl <text:s text:c="2"/>0x0(%rax)</text:p>
      <text:p text:style-name="P1"/>
      <text:p text:style-name="P1">0000000000001220 &lt;frame_dummy&gt;:</text:p>
      <text:p text:style-name="P1"><text:s text:c="4"/>1220:<text:tab/>f3 0f 1e fa <text:s text:c="9"/><text:tab/>endbr64 </text:p>
      <text:p text:style-name="P1"><text:s text:c="4"/>1224:<text:tab/>e9 77 ff ff ff <text:s text:c="6"/><text:tab/>jmpq <text:s text:c="2"/>11a0 &lt;register_tm_clones&gt;</text:p>
      <text:p text:style-name="P1"/>
      <text:p text:style-name="P1">0000000000001229 &lt;main&gt;:</text:p>
      <text:p text:style-name="P1">//hello.c </text:p>
      <text:p text:style-name="P1">#include &lt;stdio.h&gt;</text:p>
      <text:p text:style-name="P1">#include &lt;stdlib.h&gt;</text:p>
      <text:p text:style-name="P1"/>
      <text:p text:style-name="P1">int main (int argc, char **argv) </text:p>
      <text:p text:style-name="P1">{</text:p>
      <text:p text:style-name="P1"><text:s text:c="4"/>1229:<text:tab/>f3 0f 1e fa <text:s text:c="9"/><text:tab/>endbr64 </text:p>
      <text:p text:style-name="P1"><text:s text:c="4"/>122d:<text:tab/>55 <text:s text:c="18"/><text:tab/>push <text:s text:c="2"/>%rbp</text:p>
      <text:p text:style-name="P1"><text:s text:c="4"/>122e:<text:tab/>48 89 e5 <text:s text:c="12"/><text:tab/>mov <text:s text:c="3"/>%rsp,%rbp</text:p>
      <text:p text:style-name="P1"><text:s text:c="4"/>1231:<text:tab/>48 83 c4 80 <text:s text:c="9"/><text:tab/>add <text:s text:c="3"/>$0xffffffffffffff80,%rsp</text:p>
      <text:p text:style-name="P1"><text:s text:c="4"/>1235:<text:tab/>89 7d 8c <text:s text:c="12"/><text:tab/>mov <text:s text:c="3"/>%edi,-0x74(%rbp)</text:p>
      <text:p text:style-name="P1"><text:s text:c="4"/>1238:<text:tab/>48 89 75 80 <text:s text:c="9"/><text:tab/>mov <text:s text:c="3"/>%rsi,-0x80(%rbp)</text:p>
      <text:p text:style-name="P1"><text:s text:c="4"/>123c:<text:tab/>64 48 8b 04 25 28 00 <text:tab/>mov <text:s text:c="3"/>%fs:0x28,%rax</text:p>
      <text:p text:style-name="P1"><text:s text:c="4"/>1243:<text:tab/>00 00 </text:p>
      <text:p text:style-name="P1"><text:s text:c="4"/>1245:<text:tab/>48 89 45 f8 <text:s text:c="9"/><text:tab/>mov <text:s text:c="3"/>%rax,-0x8(%rbp)</text:p>
      <text:p text:style-name="P1"><text:s text:c="4"/>1249:<text:tab/>31 c0 <text:s text:c="15"/><text:tab/>xor <text:s text:c="3"/>%eax,%eax</text:p>
      <text:p text:style-name="P1"><text:s text:c="3"/>char c1; </text:p>
      <text:p text:style-name="P1"><text:s text:c="3"/>unsigned char c2; </text:p>
      <text:p text:style-name="P1"><text:s text:c="3"/>int i1=0; </text:p>
      <text:p text:style-name="P1"><text:s text:c="4"/>124b:<text:tab/>c7 45 9c 00 00 00 00 <text:tab/>movl <text:s text:c="2"/>$0x0,-0x64(%rbp)</text:p>
      <text:p text:style-name="P1"><text:s text:c="3"/>long l2=0;</text:p>
      <text:p text:style-name="P1"><text:s text:c="4"/>1252:<text:tab/>48 c7 45 a0 00 00 00 <text:tab/>movq <text:s text:c="2"/>$0x0,-0x60(%rbp)</text:p>
      <text:p text:style-name="P1"><text:s text:c="4"/>1259:<text:tab/>00 </text:p>
      <text:p text:style-name="P1"><text:s text:c="3"/>char *cptr; </text:p>
      <text:p text:style-name="P1"><text:s text:c="3"/>int *iptr; </text:p>
      <text:p text:style-name="P1"><text:s text:c="3"/>long *lptr; </text:p>
      <text:p text:style-name="P1"><text:s text:c="3"/>char array1[40] = "This is a string";</text:p>
      <text:p text:style-name="P1"><text:s text:c="4"/>125a:<text:tab/>48 b8 54 68 69 73 20 <text:tab/>movabs $0x2073692073696854,%rax</text:p>
      <text:p text:style-name="P1"><text:s text:c="4"/>1261:<text:tab/>69 73 20 </text:p>
      <text:p text:style-name="P1"><text:s text:c="4"/>1264:<text:tab/>48 ba 61 20 73 74 72 <text:tab/>movabs $0x676e697274732061,%rdx</text:p>
      <text:p text:style-name="P1"><text:s text:c="4"/>126b:<text:tab/>69 6e 67 </text:p>
      <text:p text:style-name="P1"><text:s text:c="4"/>126e:<text:tab/>48 89 45 d0 <text:s text:c="9"/><text:tab/>mov <text:s text:c="3"/>%rax,-0x30(%rbp)</text:p>
      <text:p text:style-name="P1"><text:s text:c="4"/>1272:<text:tab/>48 89 55 d8 <text:s text:c="9"/><text:tab/>mov <text:s text:c="3"/>%rdx,-0x28(%rbp)</text:p>
      <text:p text:style-name="P1"><text:s text:c="4"/>1276:<text:tab/>48 c7 45 e0 00 00 00 <text:tab/>movq <text:s text:c="2"/>$0x0,-0x20(%rbp)</text:p>
      <text:p text:style-name="P1"><text:s text:c="4"/>127d:<text:tab/>00 </text:p>
      <text:p text:style-name="P1"><text:s text:c="4"/>127e:<text:tab/>48 c7 45 e8 00 00 00 <text:tab/>movq <text:s text:c="2"/>$0x0,-0x18(%rbp)</text:p>
      <text:p text:style-name="P1"><text:s text:c="4"/>1285:<text:tab/>00 </text:p>
      <text:p text:style-name="P1"><text:s text:c="4"/>1286:<text:tab/>48 c7 45 f0 00 00 00 <text:tab/>movq <text:s text:c="2"/>$0x0,-0x10(%rbp)</text:p>
      <text:p text:style-name="P1"><text:s text:c="4"/>128d:<text:tab/>00 </text:p>
      <text:p text:style-name="P1"/>
      <text:p text:style-name="P1"><text:soft-page-break/><text:s text:c="3"/>cptr = (char *)malloc(200); </text:p>
      <text:p text:style-name="P1"><text:s text:c="4"/>128e:<text:tab/>bf c8 00 00 00 <text:s text:c="6"/><text:tab/>mov <text:s text:c="3"/>$0xc8,%edi</text:p>
      <text:p text:style-name="P1"><text:s text:c="3"/><text:span text:style-name="T3"><text:s/>1293:<text:tab/>e8 88 fe ff ff <text:s text:c="6"/><text:tab/>callq <text:s/>1120 &lt;malloc@plt&gt;</text:span></text:p>
      <text:p text:style-name="P1"><text:s text:c="4"/>1298:<text:tab/>48 89 45 a8 <text:s text:c="9"/><text:tab/>mov <text:s text:c="3"/>%rax,-0x58(%rbp)</text:p>
      <text:p text:style-name="P1"><text:s text:c="3"/>iptr = (int *)malloc(200); </text:p>
      <text:p text:style-name="P1"><text:s text:c="4"/>129c:<text:tab/>bf c8 00 00 00 <text:s text:c="6"/><text:tab/>mov <text:s text:c="3"/>$0xc8,%edi</text:p>
      <text:p text:style-name="P1"><text:s text:c="4"/><text:span text:style-name="T3">12a1:<text:tab/>e8 7a fe ff ff <text:s text:c="6"/><text:tab/>callq <text:s/>1120 &lt;malloc@plt&gt;</text:span></text:p>
      <text:p text:style-name="P1"><text:s text:c="4"/>12a6:<text:tab/>48 89 45 b0 <text:s text:c="9"/><text:tab/>mov <text:s text:c="3"/>%rax,-0x50(%rbp)</text:p>
      <text:p text:style-name="P1"><text:s text:c="3"/>lptr = (long *)malloc(200); </text:p>
      <text:p text:style-name="P1"><text:s text:c="4"/>12aa:<text:tab/>bf c8 00 00 00 <text:s text:c="6"/><text:tab/>mov <text:s text:c="3"/>$0xc8,%edi</text:p>
      <text:p text:style-name="P1"><text:s text:c="4"/><text:span text:style-name="T3">12af:<text:tab/>e8 6c fe ff ff <text:s text:c="6"/><text:tab/>callq <text:s/>1120 &lt;malloc@plt&gt;</text:span></text:p>
      <text:p text:style-name="P1"><text:s text:c="4"/>12b4:<text:tab/>48 89 45 b8 <text:s text:c="9"/><text:tab/>mov <text:s text:c="3"/>%rax,-0x48(%rbp)</text:p>
      <text:p text:style-name="P1"/>
      <text:p text:style-name="P1"><text:s text:c="3"/>c1 = 'X'; </text:p>
      <text:p text:style-name="P1"><text:s text:c="4"/>12b8:<text:tab/>c6 45 99 58 <text:s text:c="9"/><text:tab/>movb <text:s text:c="2"/>$0x58,-0x67(%rbp)</text:p>
      <text:p text:style-name="P1"><text:s text:c="3"/>c2 = 0x44; </text:p>
      <text:p text:style-name="P1"><text:s text:c="4"/>12bc:<text:tab/>c6 45 9a 44 <text:s text:c="9"/><text:tab/>movb <text:s text:c="2"/>$0x44,-0x66(%rbp)</text:p>
      <text:p text:style-name="P1"><text:s text:c="3"/>i1 = 0x100; </text:p>
      <text:p text:style-name="P1"><text:s text:c="4"/>12c0:<text:tab/>c7 45 9c 00 01 00 00 <text:tab/>movl <text:s text:c="2"/>$0x100,-0x64(%rbp)</text:p>
      <text:p text:style-name="P1"><text:s text:c="3"/>l2 = 0x0123456789abcdef; </text:p>
      <text:p text:style-name="P1"><text:s text:c="4"/>12c7:<text:tab/>48 b8 ef cd ab 89 67 <text:tab/>movabs $0x123456789abcdef,%rax</text:p>
      <text:p text:style-name="P1"><text:s text:c="4"/>12ce:<text:tab/>45 23 01 </text:p>
      <text:p text:style-name="P1"><text:s text:c="4"/>12d1:<text:tab/>48 89 45 a0 <text:s text:c="9"/><text:tab/>mov <text:s text:c="3"/>%rax,-0x60(%rbp)</text:p>
      <text:p text:style-name="P1"/>
      <text:p text:style-name="P1"><text:s text:c="3"/>*iptr = 0x2000; </text:p>
      <text:p text:style-name="P1"><text:s text:c="4"/>12d5:<text:tab/>48 8b 45 b0 <text:s text:c="9"/><text:tab/>mov <text:s text:c="3"/>-0x50(%rbp),%rax</text:p>
      <text:p text:style-name="P1"><text:s text:c="4"/>12d9:<text:tab/>c7 00 00 20 00 00 <text:s text:c="3"/><text:tab/>movl <text:s text:c="2"/>$0x2000,(%rax)</text:p>
      <text:p text:style-name="P1"><text:s text:c="3"/>*lptr = 0x88889999aaaabbbb; </text:p>
      <text:p text:style-name="P1"><text:s text:c="4"/>12df:<text:tab/>48 8b 45 b8 <text:s text:c="9"/><text:tab/>mov <text:s text:c="3"/>-0x48(%rbp),%rax</text:p>
      <text:p text:style-name="P1"><text:s text:c="4"/>12e3:<text:tab/>48 b9 bb bb aa aa 99 <text:tab/>movabs $0x88889999aaaabbbb,%rcx</text:p>
      <text:p text:style-name="P1"><text:s text:c="4"/>12ea:<text:tab/>99 88 88 </text:p>
      <text:p text:style-name="P1"><text:s text:c="4"/>12ed:<text:tab/>48 89 08 <text:s text:c="12"/><text:tab/>mov <text:s text:c="3"/>%rcx,(%rax)</text:p>
      <text:p text:style-name="P1"/>
      <text:p text:style-name="P1"><text:s text:c="3"/>printf("Hello World\n"); </text:p>
      <text:p text:style-name="P1"><text:s text:c="4"/>12f0:<text:tab/>48 8d 3d 0d 0d 00 00 <text:tab/>lea <text:s text:c="3"/>0xd0d(%rip),%rdi <text:s text:c="7"/># 2004 &lt;_IO_stdin_used+0x4&gt;</text:p>
      <text:p text:style-name="P1"><text:s text:c="4"/><text:span text:style-name="T3">12f7:<text:tab/>e8 c4 fd ff ff <text:s text:c="6"/><text:tab/>callq <text:s/>10c0 &lt;puts@plt&gt;</text:span></text:p>
      <text:p text:style-name="P1"><text:s text:c="3"/>printf("\n\n"); </text:p>
      <text:p text:style-name="P1"><text:s text:c="4"/>12fc:<text:tab/>48 8d 3d 0d 0d 00 00 <text:tab/>lea <text:s text:c="3"/>0xd0d(%rip),%rdi <text:s text:c="7"/># 2010 &lt;_IO_stdin_used+0x10&gt;</text:p>
      <text:p text:style-name="P1"><text:s text:c="4"/><text:span text:style-name="T3">1303:<text:tab/>e8 b8 fd ff ff <text:s text:c="6"/><text:tab/>callq <text:s/>10c0 &lt;puts@plt&gt;</text:span></text:p>
      <text:p text:style-name="P1"><text:s text:c="3"/>printf("l2: %lx \n", l2); </text:p>
      <text:p text:style-name="P1"><text:s text:c="4"/>1308:<text:tab/>48 8b 45 a0 <text:s text:c="9"/><text:tab/>mov <text:s text:c="3"/>-0x60(%rbp),%rax</text:p>
      <text:p text:style-name="P1"><text:s text:c="4"/>130c:<text:tab/>48 89 c6 <text:s text:c="12"/><text:tab/>mov <text:s text:c="3"/>%rax,%rsi</text:p>
      <text:p text:style-name="P1"><text:s text:c="4"/>130f:<text:tab/>48 8d 3d fc 0c 00 00 <text:tab/>lea <text:s text:c="3"/>0xcfc(%rip),%rdi <text:s text:c="7"/># 2012 &lt;_IO_stdin_used+0x12&gt;</text:p>
      <text:p text:style-name="P1"><text:s text:c="4"/>1316:<text:tab/>b8 00 00 00 00 <text:s text:c="6"/><text:tab/>mov <text:s text:c="3"/>$0x0,%eax</text:p>
      <text:p text:style-name="P1"><text:s text:c="4"/><text:span text:style-name="T3">131b:<text:tab/>e8 d0 fd ff ff <text:s text:c="6"/><text:tab/>callq <text:s/>10f0 &lt;printf@plt&gt;</text:span></text:p>
      <text:p text:style-name="P1"><text:s text:c="3"/>printf("i1: %x \n", i1); </text:p>
      <text:p text:style-name="P1"><text:s text:c="4"/>1320:<text:tab/>8b 45 9c <text:s text:c="12"/><text:tab/>mov <text:s text:c="3"/>-0x64(%rbp),%eax</text:p>
      <text:p text:style-name="P1"><text:s text:c="4"/>1323:<text:tab/>89 c6 <text:s text:c="15"/><text:tab/>mov <text:s text:c="3"/>%eax,%esi</text:p>
      <text:p text:style-name="P1"><text:s text:c="4"/>1325:<text:tab/>48 8d 3d f0 0c 00 00 <text:tab/>lea <text:s text:c="3"/>0xcf0(%rip),%rdi <text:s text:c="7"/># 201c &lt;_IO_stdin_used+0x1c&gt;</text:p>
      <text:p text:style-name="P1"><text:soft-page-break/><text:s text:c="4"/>132c:<text:tab/>b8 00 00 00 00 <text:s text:c="6"/><text:tab/>mov <text:s text:c="3"/>$0x0,%eax</text:p>
      <text:p text:style-name="P1"><text:s text:c="4"/><text:span text:style-name="T3">1331:<text:tab/>e8 ba fd ff ff <text:s text:c="6"/><text:tab/>callq <text:s/>10f0 &lt;printf@plt&gt;</text:span></text:p>
      <text:p text:style-name="P1"><text:s text:c="3"/>printf("i1: %10x \n", i1); </text:p>
      <text:p text:style-name="P1"><text:s text:c="4"/>1336:<text:tab/>8b 45 9c <text:s text:c="12"/><text:tab/>mov <text:s text:c="3"/>-0x64(%rbp),%eax</text:p>
      <text:p text:style-name="P1"><text:s text:c="4"/>1339:<text:tab/>89 c6 <text:s text:c="15"/><text:tab/>mov <text:s text:c="3"/>%eax,%esi</text:p>
      <text:p text:style-name="P1"><text:s text:c="4"/>133b:<text:tab/>48 8d 3d e3 0c 00 00 <text:tab/>lea <text:s text:c="3"/>0xce3(%rip),%rdi <text:s text:c="7"/># 2025 &lt;_IO_stdin_used+0x25&gt;</text:p>
      <text:p text:style-name="P1"><text:s text:c="4"/>1342:<text:tab/>b8 00 00 00 00 <text:s text:c="6"/><text:tab/>mov <text:s text:c="3"/>$0x0,%eax</text:p>
      <text:p text:style-name="P1"><text:s text:c="4"/><text:span text:style-name="T3">1347:<text:tab/>e8 a4 fd ff ff <text:s text:c="6"/><text:tab/>callq <text:s/>10f0 &lt;printf@plt&gt;</text:span></text:p>
      <text:p text:style-name="P1"><text:s text:c="3"/>printf("i1: %4x \n", i1); </text:p>
      <text:p text:style-name="P1"><text:s text:c="4"/>134c:<text:tab/>8b 45 9c <text:s text:c="12"/><text:tab/>mov <text:s text:c="3"/>-0x64(%rbp),%eax</text:p>
      <text:p text:style-name="P1"><text:s text:c="4"/>134f:<text:tab/>89 c6 <text:s text:c="15"/><text:tab/>mov <text:s text:c="3"/>%eax,%esi</text:p>
      <text:p text:style-name="P1"><text:s text:c="4"/>1351:<text:tab/>48 8d 3d d8 0c 00 00 <text:tab/>lea <text:s text:c="3"/>0xcd8(%rip),%rdi <text:s text:c="7"/># 2030 &lt;_IO_stdin_used+0x30&gt;</text:p>
      <text:p text:style-name="P1"><text:s text:c="4"/>1358:<text:tab/>b8 00 00 00 00 <text:s text:c="6"/><text:tab/>mov <text:s text:c="3"/>$0x0,%eax</text:p>
      <text:p text:style-name="P1"><text:s text:c="3"/><text:span text:style-name="T3"><text:s/>135d:<text:tab/>e8 8e fd ff ff <text:s text:c="6"/><text:tab/>callq <text:s/>10f0 &lt;printf@plt&gt;</text:span></text:p>
      <text:p text:style-name="P1"><text:s text:c="3"/>printf("c1: %c \n", c1); </text:p>
      <text:p text:style-name="P1"><text:s text:c="4"/>1362:<text:tab/>0f be 45 99 <text:s text:c="9"/><text:tab/>movsbl -0x67(%rbp),%eax</text:p>
      <text:p text:style-name="P1"><text:s text:c="4"/>1366:<text:tab/>89 c6 <text:s text:c="15"/><text:tab/>mov <text:s text:c="3"/>%eax,%esi</text:p>
      <text:p text:style-name="P1"><text:s text:c="4"/>1368:<text:tab/>48 8d 3d cb 0c 00 00 <text:tab/>lea <text:s text:c="3"/>0xccb(%rip),%rdi <text:s text:c="7"/># 203a &lt;_IO_stdin_used+0x3a&gt;</text:p>
      <text:p text:style-name="P1"><text:s text:c="4"/>136f:<text:tab/>b8 00 00 00 00 <text:s text:c="6"/><text:tab/>mov <text:s text:c="3"/>$0x0,%eax</text:p>
      <text:p text:style-name="P1"><text:s text:c="2"/><text:span text:style-name="T3"><text:s text:c="2"/>1374:<text:tab/>e8 77 fd ff ff <text:s text:c="6"/><text:tab/>callq <text:s/>10f0 &lt;printf@plt&gt;</text:span></text:p>
      <text:p text:style-name="P1"><text:s text:c="3"/>printf("string: %s \n", array1); </text:p>
      <text:p text:style-name="P1"><text:s text:c="4"/>1379:<text:tab/>48 8d 45 d0 <text:s text:c="9"/><text:tab/>lea <text:s text:c="3"/>-0x30(%rbp),%rax</text:p>
      <text:p text:style-name="P1"><text:s text:c="4"/>137d:<text:tab/>48 89 c6 <text:s text:c="12"/><text:tab/>mov <text:s text:c="3"/>%rax,%rsi</text:p>
      <text:p text:style-name="P1"><text:s text:c="4"/>1380:<text:tab/>48 8d 3d bc 0c 00 00 <text:tab/>lea <text:s text:c="3"/>0xcbc(%rip),%rdi <text:s text:c="7"/># 2043 &lt;_IO_stdin_used+0x43&gt;</text:p>
      <text:p text:style-name="P1"><text:s text:c="4"/>1387:<text:tab/>b8 00 00 00 00 <text:s text:c="6"/><text:tab/>mov <text:s text:c="3"/>$0x0,%eax</text:p>
      <text:p text:style-name="P1"><text:s/><text:span text:style-name="T3"><text:s text:c="3"/>138c:<text:tab/>e8 5f fd ff ff <text:s text:c="6"/><text:tab/>callq <text:s/>10f0 &lt;printf@plt&gt;</text:span></text:p>
      <text:p text:style-name="P1"/>
      <text:p text:style-name="P1"><text:s text:c="3"/>/*Copy from input.txt to output.txt */</text:p>
      <text:p text:style-name="P1"><text:s text:c="3"/>FILE *input = fopen("input.txt","r");</text:p>
      <text:p text:style-name="P1"><text:s text:c="4"/>1391:<text:tab/>48 8d 35 b8 0c 00 00 <text:tab/>lea <text:s text:c="3"/>0xcb8(%rip),%rsi <text:s text:c="7"/># 2050 &lt;_IO_stdin_used+0x50&gt;</text:p>
      <text:p text:style-name="P1"><text:s text:c="4"/>1398:<text:tab/>48 8d 3d b3 0c 00 00 <text:tab/>lea <text:s text:c="3"/>0xcb3(%rip),%rdi <text:s text:c="7"/># 2052 &lt;_IO_stdin_used+0x52&gt;</text:p>
      <text:p text:style-name="P1"><text:s/><text:span text:style-name="T3"><text:s text:c="3"/>139f:<text:tab/>e8 8c fd ff ff <text:s text:c="6"/><text:tab/>callq <text:s/>1130 &lt;fopen@plt&gt;</text:span></text:p>
      <text:p text:style-name="P1"><text:s text:c="4"/>13a4:<text:tab/>48 89 45 c0 <text:s text:c="9"/><text:tab/>mov <text:s text:c="3"/>%rax,-0x40(%rbp)</text:p>
      <text:p text:style-name="P1"><text:s text:c="3"/>FILE *output = fopen("output.txt", "w");</text:p>
      <text:p text:style-name="P1"><text:s text:c="4"/>13a8:<text:tab/>48 8d 35 ad 0c 00 00 <text:tab/>lea <text:s text:c="3"/>0xcad(%rip),%rsi <text:s text:c="7"/># 205c &lt;_IO_stdin_used+0x5c&gt;</text:p>
      <text:p text:style-name="P1"><text:s text:c="4"/>13af:<text:tab/>48 8d 3d a8 0c 00 00 <text:tab/>lea <text:s text:c="3"/>0xca8(%rip),%rdi <text:s text:c="7"/># 205e &lt;_IO_stdin_used+0x5e&gt;</text:p>
      <text:p text:style-name="P1"><text:s text:c="2"/><text:span text:style-name="T3"><text:s text:c="2"/>13b6:<text:tab/>e8 75 fd ff ff <text:s text:c="6"/><text:tab/>callq <text:s/>1130 &lt;fopen@plt&gt;</text:span></text:p>
      <text:p text:style-name="P1"><text:s text:c="4"/>13bb:<text:tab/>48 89 45 c8 <text:s text:c="9"/><text:tab/>mov <text:s text:c="3"/>%rax,-0x38(%rbp)</text:p>
      <text:p text:style-name="P1"/>
      <text:p text:style-name="P1"><text:s text:c="3"/>char ch;</text:p>
      <text:p text:style-name="P1"/>
      <text:p text:style-name="P1"><text:s text:c="3"/>while((ch = fgetc(input)) != EOF)</text:p>
      <text:p text:style-name="P1"><text:s text:c="4"/>13bf:<text:tab/>eb 12 <text:s text:c="15"/><text:tab/>jmp <text:s text:c="3"/>13d3 &lt;main+0x1aa&gt;</text:p>
      <text:p text:style-name="P1"><text:s text:c="6"/>fputc(ch, output);</text:p>
      <text:p text:style-name="P1"><text:s text:c="4"/>13c1:<text:tab/>0f be 45 9b <text:s text:c="9"/><text:tab/>movsbl -0x65(%rbp),%eax</text:p>
      <text:p text:style-name="P1"><text:s text:c="4"/>13c5:<text:tab/>48 8b 55 c8 <text:s text:c="9"/><text:tab/>mov <text:s text:c="3"/>-0x38(%rbp),%rdx</text:p>
      <text:p text:style-name="P1"><text:s text:c="4"/>13c9:<text:tab/>48 89 d6 <text:s text:c="12"/><text:tab/>mov <text:s text:c="3"/>%rdx,%rsi</text:p>
      <text:p text:style-name="P1"><text:s text:c="4"/>13cc:<text:tab/>89 c7 <text:s text:c="15"/><text:tab/>mov <text:s text:c="3"/>%eax,%edi</text:p>
      <text:p text:style-name="P1"><text:s text:c="4"/><text:span text:style-name="T3">13ce:<text:tab/>e8 3d fd ff ff <text:s text:c="6"/><text:tab/>callq <text:s/>1110 &lt;fputc@plt&gt;</text:span></text:p>
      <text:p text:style-name="P1"><text:soft-page-break/><text:s text:c="3"/>while((ch = fgetc(input)) != EOF)</text:p>
      <text:p text:style-name="P1"><text:s text:c="4"/>13d3:<text:tab/>48 8b 45 c0 <text:s text:c="9"/><text:tab/>mov <text:s text:c="3"/>-0x40(%rbp),%rax</text:p>
      <text:p text:style-name="P1"><text:s text:c="4"/>13d7:<text:tab/>48 89 c7 <text:s text:c="12"/><text:tab/>mov <text:s text:c="3"/>%rax,%rdi</text:p>
      <text:p text:style-name="P1"><text:s text:c="4"/>13da:<text:tab/>e8 21 fd ff ff <text:s text:c="6"/><text:tab/>callq <text:s/>1100 &lt;fgetc@plt&gt;</text:p>
      <text:p text:style-name="P1"><text:s text:c="4"/>13df:<text:tab/>88 45 9b <text:s text:c="12"/><text:tab/>mov <text:s text:c="3"/>%al,-0x65(%rbp)</text:p>
      <text:p text:style-name="P1"><text:s text:c="4"/>13e2:<text:tab/>80 7d 9b ff <text:s text:c="9"/><text:tab/>cmpb <text:s text:c="2"/>$0xff,-0x65(%rbp)</text:p>
      <text:p text:style-name="P1"><text:s text:c="4"/>13e6:<text:tab/>75 d9 <text:s text:c="15"/><text:tab/>jne <text:s text:c="3"/>13c1 &lt;main+0x198&gt;</text:p>
      <text:p text:style-name="P1"/>
      <text:p text:style-name="P1"><text:s text:c="3"/>fclose(input);</text:p>
      <text:p text:style-name="P1"><text:s text:c="4"/>13e8:<text:tab/>48 8b 45 c0 <text:s text:c="9"/><text:tab/>mov <text:s text:c="3"/>-0x40(%rbp),%rax</text:p>
      <text:p text:style-name="P1"><text:s text:c="4"/>13ec:<text:tab/>48 89 c7 <text:s text:c="12"/><text:tab/>mov <text:s text:c="3"/>%rax,%rdi</text:p>
      <text:p text:style-name="P1"><text:s text:c="2"/><text:span text:style-name="T3"><text:s text:c="2"/>13ef:<text:tab/>e8 dc fc ff ff <text:s text:c="6"/><text:tab/>callq <text:s/>10d0 &lt;fclose@plt&gt;</text:span></text:p>
      <text:p text:style-name="P1"><text:s text:c="3"/>fclose(output);</text:p>
      <text:p text:style-name="P1"><text:s text:c="4"/>13f4:<text:tab/>48 8b 45 c8 <text:s text:c="9"/><text:tab/>mov <text:s text:c="3"/>-0x38(%rbp),%rax</text:p>
      <text:p text:style-name="P1"><text:s text:c="4"/>13f8:<text:tab/>48 89 c7 <text:s text:c="12"/><text:tab/>mov <text:s text:c="3"/>%rax,%rdi</text:p>
      <text:p text:style-name="P1"><text:s text:c="4"/><text:span text:style-name="T3">13fb:<text:tab/>e8 d0 fc ff ff <text:s text:c="6"/><text:tab/>callq <text:s/>10d0 &lt;fclose@plt&gt;</text:span></text:p>
      <text:p text:style-name="P1"/>
      <text:p text:style-name="P1"/>
      <text:p text:style-name="P1"><text:s text:c="3"/>return 0; </text:p>
      <text:p text:style-name="P1"><text:s text:c="4"/>1400:<text:tab/>b8 00 00 00 00 <text:s text:c="6"/><text:tab/>mov <text:s text:c="3"/>$0x0,%eax</text:p>
      <text:p text:style-name="P1">}</text:p>
      <text:p text:style-name="P1"><text:s text:c="4"/>1405:<text:tab/>48 8b 4d f8 <text:s text:c="9"/><text:tab/>mov <text:s text:c="3"/>-0x8(%rbp),%rcx</text:p>
      <text:p text:style-name="P1"><text:s text:c="4"/>1409:<text:tab/>64 48 33 0c 25 28 00 <text:tab/>xor <text:s text:c="3"/>%fs:0x28,%rcx</text:p>
      <text:p text:style-name="P1"><text:s text:c="4"/>1410:<text:tab/>00 00 </text:p>
      <text:p text:style-name="P1"><text:s text:c="4"/>1412:<text:tab/>74 05 <text:s text:c="15"/><text:tab/>je <text:s text:c="4"/>1419 &lt;main+0x1f0&gt;</text:p>
      <text:p text:style-name="P1"><text:s text:c="4"/>1414:<text:tab/>e8 c7 fc ff ff <text:s text:c="6"/><text:tab/>callq <text:s/>10e0 &lt;__stack_chk_fail@plt&gt;</text:p>
      <text:p text:style-name="P1"><text:s text:c="4"/>1419:<text:tab/>c9 <text:s text:c="18"/><text:tab/>leaveq </text:p>
      <text:p text:style-name="P1"><text:s text:c="4"/>141a:<text:tab/>c3 <text:s text:c="18"/><text:tab/>retq <text:s text:c="2"/></text:p>
      <text:p text:style-name="P1"><text:s text:c="4"/>141b:<text:tab/>0f 1f 44 00 00 <text:s text:c="6"/><text:tab/>nopl <text:s text:c="2"/>0x0(%rax,%rax,1)</text:p>
      <text:p text:style-name="P1"/>
      <text:p text:style-name="P1">0000000000001420 &lt;__libc_csu_init&gt;:</text:p>
      <text:p text:style-name="P1"><text:s text:c="4"/>1420:<text:tab/>f3 0f 1e fa <text:s text:c="9"/><text:tab/>endbr64 </text:p>
      <text:p text:style-name="P1"><text:s text:c="4"/>1424:<text:tab/>41 57 <text:s text:c="15"/><text:tab/>push <text:s text:c="2"/>%r15</text:p>
      <text:p text:style-name="P1"><text:s text:c="4"/>1426:<text:tab/>4c 8d 3d 53 29 00 00 <text:tab/>lea <text:s text:c="3"/>0x2953(%rip),%r15 <text:s text:c="7"/># 3d80 &lt;__frame_dummy_init_array_entry&gt;</text:p>
      <text:p text:style-name="P1"><text:s text:c="4"/>142d:<text:tab/>41 56 <text:s text:c="15"/><text:tab/>push <text:s text:c="2"/>%r14</text:p>
      <text:p text:style-name="P1"><text:s text:c="4"/>142f:<text:tab/>49 89 d6 <text:s text:c="12"/><text:tab/>mov <text:s text:c="3"/>%rdx,%r14</text:p>
      <text:p text:style-name="P1"><text:s text:c="4"/>1432:<text:tab/>41 55 <text:s text:c="15"/><text:tab/>push <text:s text:c="2"/>%r13</text:p>
      <text:p text:style-name="P1"><text:s text:c="4"/>1434:<text:tab/>49 89 f5 <text:s text:c="12"/><text:tab/>mov <text:s text:c="3"/>%rsi,%r13</text:p>
      <text:p text:style-name="P1"><text:s text:c="4"/>1437:<text:tab/>41 54 <text:s text:c="15"/><text:tab/>push <text:s text:c="2"/>%r12</text:p>
      <text:p text:style-name="P1"><text:s text:c="4"/>1439:<text:tab/>41 89 fc <text:s text:c="12"/><text:tab/>mov <text:s text:c="3"/>%edi,%r12d</text:p>
      <text:p text:style-name="P1"><text:s text:c="4"/>143c:<text:tab/>55 <text:s text:c="18"/><text:tab/>push <text:s text:c="2"/>%rbp</text:p>
      <text:p text:style-name="P1"><text:s text:c="4"/>143d:<text:tab/>48 8d 2d 44 29 00 00 <text:tab/>lea <text:s text:c="3"/>0x2944(%rip),%rbp <text:s text:c="7"/># 3d88 &lt;__do_global_dtors_aux_fini_array_entry&gt;</text:p>
      <text:p text:style-name="P1"><text:s text:c="4"/>1444:<text:tab/>53 <text:s text:c="18"/><text:tab/>push <text:s text:c="2"/>%rbx</text:p>
      <text:p text:style-name="P1"><text:s text:c="4"/>1445:<text:tab/>4c 29 fd <text:s text:c="12"/><text:tab/>sub <text:s text:c="3"/>%r15,%rbp</text:p>
      <text:p text:style-name="P1"><text:s text:c="4"/>1448:<text:tab/>48 83 ec 08 <text:s text:c="9"/><text:tab/>sub <text:s text:c="3"/>$0x8,%rsp</text:p>
      <text:p text:style-name="P1"><text:s text:c="4"/>144c:<text:tab/>e8 af fb ff ff <text:s text:c="6"/><text:tab/>callq <text:s/>1000 &lt;_init&gt;</text:p>
      <text:p text:style-name="P1"><text:s text:c="4"/>1451:<text:tab/>48 c1 fd 03 <text:s text:c="9"/><text:tab/>sar <text:s text:c="3"/>$0x3,%rbp</text:p>
      <text:p text:style-name="P1"><text:soft-page-break/><text:s text:c="4"/>1455:<text:tab/>74 1f <text:s text:c="15"/><text:tab/>je <text:s text:c="4"/>1476 &lt;__libc_csu_init+0x56&gt;</text:p>
      <text:p text:style-name="P1"><text:s text:c="4"/>1457:<text:tab/>31 db <text:s text:c="15"/><text:tab/>xor <text:s text:c="3"/>%ebx,%ebx</text:p>
      <text:p text:style-name="P1"><text:s text:c="4"/>1459:<text:tab/>0f 1f 80 00 00 00 00 <text:tab/>nopl <text:s text:c="2"/>0x0(%rax)</text:p>
      <text:p text:style-name="P1"><text:s text:c="4"/>1460:<text:tab/>4c 89 f2 <text:s text:c="12"/><text:tab/>mov <text:s text:c="3"/>%r14,%rdx</text:p>
      <text:p text:style-name="P1"><text:s text:c="4"/>1463:<text:tab/>4c 89 ee <text:s text:c="12"/><text:tab/>mov <text:s text:c="3"/>%r13,%rsi</text:p>
      <text:p text:style-name="P1"><text:s text:c="4"/>1466:<text:tab/>44 89 e7 <text:s text:c="12"/><text:tab/>mov <text:s text:c="3"/>%r12d,%edi</text:p>
      <text:p text:style-name="P1"><text:s text:c="4"/>1469:<text:tab/>41 ff 14 df <text:s text:c="9"/><text:tab/>callq <text:s/>*(%r15,%rbx,8)</text:p>
      <text:p text:style-name="P1"><text:s text:c="4"/>146d:<text:tab/>48 83 c3 01 <text:s text:c="9"/><text:tab/>add <text:s text:c="3"/>$0x1,%rbx</text:p>
      <text:p text:style-name="P1"><text:s text:c="4"/>1471:<text:tab/>48 39 dd <text:s text:c="12"/><text:tab/>cmp <text:s text:c="3"/>%rbx,%rbp</text:p>
      <text:p text:style-name="P1"><text:s text:c="4"/>1474:<text:tab/>75 ea <text:s text:c="15"/><text:tab/>jne <text:s text:c="3"/>1460 &lt;__libc_csu_init+0x40&gt;</text:p>
      <text:p text:style-name="P1"><text:s text:c="4"/>1476:<text:tab/>48 83 c4 08 <text:s text:c="9"/><text:tab/>add <text:s text:c="3"/>$0x8,%rsp</text:p>
      <text:p text:style-name="P1"><text:s text:c="4"/>147a:<text:tab/>5b <text:s text:c="18"/><text:tab/>pop <text:s text:c="3"/>%rbx</text:p>
      <text:p text:style-name="P1"><text:s text:c="4"/>147b:<text:tab/>5d <text:s text:c="18"/><text:tab/>pop <text:s text:c="3"/>%rbp</text:p>
      <text:p text:style-name="P1"><text:s text:c="4"/>147c:<text:tab/>41 5c <text:s text:c="15"/><text:tab/>pop <text:s text:c="3"/>%r12</text:p>
      <text:p text:style-name="P1"><text:s text:c="4"/>147e:<text:tab/>41 5d <text:s text:c="15"/><text:tab/>pop <text:s text:c="3"/>%r13</text:p>
      <text:p text:style-name="P1"><text:s text:c="4"/>1480:<text:tab/>41 5e <text:s text:c="15"/><text:tab/>pop <text:s text:c="3"/>%r14</text:p>
      <text:p text:style-name="P1"><text:s text:c="4"/>1482:<text:tab/>41 5f <text:s text:c="15"/><text:tab/>pop <text:s text:c="3"/>%r15</text:p>
      <text:p text:style-name="P1"><text:s text:c="4"/>1484:<text:tab/>c3 <text:s text:c="18"/><text:tab/>retq <text:s text:c="2"/></text:p>
      <text:p text:style-name="P1"><text:s text:c="4"/>1485:<text:tab/>66 66 2e 0f 1f 84 00 <text:tab/>data16 nopw %cs:0x0(%rax,%rax,1)</text:p>
      <text:p text:style-name="P1"><text:s text:c="4"/>148c:<text:tab/>00 00 00 00 </text:p>
      <text:p text:style-name="P1"/>
      <text:p text:style-name="P1">0000000000001490 &lt;__libc_csu_fini&gt;:</text:p>
      <text:p text:style-name="P1"><text:s text:c="4"/>1490:<text:tab/>f3 0f 1e fa <text:s text:c="9"/><text:tab/>endbr64 </text:p>
      <text:p text:style-name="P1"><text:s text:c="4"/>1494:<text:tab/>c3 <text:s text:c="18"/><text:tab/>retq <text:s text:c="2"/></text:p>
      <text:p text:style-name="P1"/>
      <text:p text:style-name="P1">Disassembly of section .fini:</text:p>
      <text:p text:style-name="P1"/>
      <text:p text:style-name="P1">0000000000001498 &lt;_fini&gt;:</text:p>
      <text:p text:style-name="P1"><text:s text:c="4"/>1498:<text:tab/>f3 0f 1e fa <text:s text:c="9"/><text:tab/>endbr64 </text:p>
      <text:p text:style-name="P1"><text:s text:c="4"/>149c:<text:tab/>48 83 ec 08 <text:s text:c="9"/><text:tab/>sub <text:s text:c="3"/>$0x8,%rsp</text:p>
      <text:p text:style-name="P1"><text:s text:c="4"/>14a0:<text:tab/>48 83 c4 08 <text:s text:c="9"/><text:tab/>add <text:s text:c="3"/>$0x8,%rsp</text:p>
      <text:p text:style-name="P1"><text:s text:c="4"/>14a4:<text:tab/>c3 <text:s text:c="18"/><text:tab/>retq <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5:31:41.712378731</meta:creation-date>
    <dc:date>2021-10-04T17:27:02.845986542</dc:date>
    <meta:editing-duration>PT14M19S</meta:editing-duration>
    <meta:editing-cycles>2</meta:editing-cycles>
    <meta:generator>LibreOffice/6.4.7.2$Linux_X86_64 LibreOffice_project/40$Build-2</meta:generator>
    <meta:document-statistic meta:table-count="0" meta:image-count="0" meta:object-count="0" meta:page-count="14" meta:paragraph-count="597" meta:word-count="3208" meta:character-count="22327" meta:non-whitespace-character-count="14686"/>
  </office:meta>
</office:document-meta>
</file>